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image/png" manifest:full-path="Thumbnails/thumbnail.png"/>
  <manifest:file-entry manifest:media-type="" manifest:full-path="Thumbnails/"/>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1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start" style:justify-single-word="false"/>
    </style:style>
    <style:style style:name="P41" style:family="paragraph" style:parent-style-name="Standard" style:list-style-name="L5">
      <style:paragraph-properties fo:text-align="start" style:justify-single-word="false"/>
    </style:style>
    <style:style style:name="P42" style:family="paragraph" style:parent-style-name="Standard" style:list-style-name="L8">
      <style:paragraph-properties fo:text-align="start" style:justify-single-word="false"/>
    </style:style>
    <style:style style:name="P43" style:family="paragraph" style:parent-style-name="Standard" style:list-style-name="L17">
      <style:paragraph-properties fo:text-align="start" style:justify-single-word="false"/>
    </style:style>
    <style:style style:name="P4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fo:font-size="10pt" style:font-size-asian="10pt" style:font-size-complex="10pt"/>
    </style:style>
    <style:style style:name="P4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49" style:family="paragraph" style:parent-style-name="Table_20_Contents">
      <style:paragraph-properties fo:text-align="start" style:justify-single-word="false"/>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472811571" text:style-name="L1">
          <text:list-item>
            <text:p text:style-name="P18">i</text:p>
          </text:list-item>
          <text:list-item>
            <text:p text:style-name="P18">ii</text:p>
          </text:list-item>
          <text:list-item>
            <text:p text:style-name="P18">iii</text:p>
          </text:list-item>
          <text:list-item>
            <text:p text:style-name="P18">iv</text:p>
          </text:list-item>
          <text:list-item>
            <text:p text:style-name="P18">v</text:p>
          </text:list-item>
          <text:list-item>
            <text:p text:style-name="P18">vi</text:p>
          </text:list-item>
          <text:list-item>
            <text:p text:style-name="P18">vii</text:p>
          </text:list-item>
          <text:list-item>
            <text:p text:style-name="P18">viii</text:p>
          </text:list-item>
          <text:list-item>
            <text:p text:style-name="P18">ix</text:p>
          </text:list-item>
          <text:list-item>
            <text:p text:style-name="P18">x</text:p>
          </text:list-item>
          <text:list-item>
            <text:p text:style-name="P18">xx</text:p>
          </text:list-item>
          <text:list-item>
            <text:p text:style-name="P18">xl</text:p>
          </text:list-item>
          <text:list-item>
            <text:p text:style-name="P18">xlv</text:p>
          </text:list-item>
          <text:list-item>
            <text:p text:style-name="P18">c</text:p>
          </text:list-item>
          <text:list-item>
            <text:p text:style-name="P18">cd</text:p>
          </text:list-item>
          <text:list-item>
            <text:p text:style-name="P18">m</text:p>
          </text:list-item>
          <text:list-item>
            <text:p text:style-name="P18">cm</text:p>
          </text:list-item>
          <text:list-item>
            <text:p text:style-name="P18">lxix</text:p>
          </text:list-item>
          <text:list-item>
            <text:p text:style-name="P18">xxiv</text:p>
          </text:list-item>
          <text:list-item>
            <text:p text:style-name="P18">mcmxcix</text:p>
          </text:list-item>
          <text:list-item>
            <text:p text:style-name="P18">9</text:p>
          </text:list-item>
          <text:list-item>
            <text:p text:style-name="P18">18</text:p>
          </text:list-item>
          <text:list-item>
            <text:p text:style-name="P18">24</text:p>
          </text:list-item>
          <text:list-item>
            <text:p text:style-name="P18">36</text:p>
          </text:list-item>
          <text:list-item>
            <text:p text:style-name="P18">3</text:p>
          </text:list-item>
          <text:list-item>
            <text:p text:style-name="P18">240</text:p>
          </text:list-item>
          <text:list-item>
            <text:p text:style-name="P18">55</text:p>
          </text:list-item>
          <text:list-item>
            <text:p text:style-name="P18">555</text:p>
          </text:list-item>
          <text:list-item>
            <text:p text:style-name="P18">1111</text:p>
          </text:list-item>
          <text:list-item>
            <text:p text:style-name="P18">999</text:p>
          </text:list-item>
          <text:list-item>
            <text:p text:style-name="P18">4</text:p>
          </text:list-item>
          <text:list-item>
            <text:p text:style-name="P18">7</text:p>
          </text:list-item>
          <text:list-item>
            <text:p text:style-name="P18">12</text:p>
          </text:list-item>
          <text:list-item>
            <text:p text:style-name="P18">16</text:p>
          </text:list-item>
          <text:list-item>
            <text:p text:style-name="P18">22</text:p>
          </text:list-item>
          <text:list-item>
            <text:p text:style-name="P18">42</text:p>
          </text:list-item>
          <text:list-item>
            <text:p text:style-name="P18">31</text:p>
          </text:list-item>
          <text:list-item>
            <text:p text:style-name="P18">1337</text:p>
          </text:list-item>
          <text:list-item>
            <text:p text:style-name="P18">2008</text:p>
          </text:list-item>
          <text:list-item>
            <text:p text:style-name="P18">1783</text:p>
          </text:list-item>
        </text:list>
        <text:p text:style-name="P4"/>
        <text:p text:style-name="P4">Worksheet 1-2</text:p>
        <text:list xml:id="list183986996" text:style-name="L2">
          <text:list-item>
            <text:p text:style-name="P19">29</text:p>
          </text:list-item>
          <text:list-item>
            <text:p text:style-name="P19">23</text:p>
          </text:list-item>
          <text:list-item>
            <text:p text:style-name="P19">5</text:p>
          </text:list-item>
          <text:list-item>
            <text:p text:style-name="P19">24</text:p>
          </text:list-item>
          <text:list-item>
            <text:p text:style-name="P19">4</text:p>
          </text:list-item>
          <text:list-item>
            <text:p text:style-name="P19">12</text:p>
          </text:list-item>
          <text:list-item>
            <text:p text:style-name="P19">xx</text:p>
          </text:list-item>
          <text:list-item>
            <text:p text:style-name="P19">xxx</text:p>
          </text:list-item>
          <text:list-item>
            <text:p text:style-name="P19">iv</text:p>
          </text:list-item>
          <text:list-item>
            <text:p text:style-name="P19">xii</text:p>
          </text:list-item>
          <text:list-item>
            <text:p text:style-name="P19">v</text:p>
          </text:list-item>
          <text:list-item>
            <text:p text:style-name="P19">xxiv</text:p>
          </text:list-item>
          <text:list-item>
            <text:p text:style-name="P19">ix</text:p>
          </text:list-item>
          <text:list-item>
            <text:p text:style-name="P19">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1970468312" text:style-name="L3">
        <text:list-item>
          <text:p text:style-name="P20">hundreds place</text:p>
        </text:list-item>
        <text:list-item>
          <text:p text:style-name="P20">hundred-thousands place</text:p>
        </text:list-item>
        <text:list-item>
          <text:p text:style-name="P20">ten-millions place</text:p>
        </text:list-item>
        <text:list-item>
          <text:p text:style-name="P20">tenths place</text:p>
        </text:list-item>
        <text:list-item>
          <text:p text:style-name="P20">ten-thousandths place</text:p>
        </text:list-item>
        <text:list-item>
          <text:p text:style-name="P20"><text:soft-page-break/>ones place</text:p>
        </text:list-item>
        <text:list-item>
          <text:p text:style-name="P20">12,004,025</text:p>
        </text:list-item>
        <text:list-item>
          <text:p text:style-name="P20">31,337</text:p>
        </text:list-item>
        <text:list-item>
          <text:p text:style-name="P20">5,318,008</text:p>
        </text:list-item>
        <text:list-item>
          <text:p text:style-name="P20">0.7</text:p>
        </text:list-item>
        <text:list-item>
          <text:p text:style-name="P20">0.39</text:p>
        </text:list-item>
        <text:list-item>
          <text:p text:style-name="P20">15.7</text:p>
        </text:list-item>
        <text:list-item>
          <text:p text:style-name="P20">6.07</text:p>
        </text:list-item>
        <text:list-item>
          <text:p text:style-name="P20">705.0107</text:p>
        </text:list-item>
        <text:list-item>
          <text:p text:style-name="P20">0.7</text:p>
        </text:list-item>
        <text:list-item>
          <text:p text:style-name="P20">95.07</text:p>
        </text:list-item>
        <text:list-item>
          <text:p text:style-name="P20">0.57</text:p>
        </text:list-item>
        <text:list-item>
          <text:p text:style-name="P20">0.0019</text:p>
        </text:list-item>
        <text:list-item>
          <text:p text:style-name="P20">406.0214</text:p>
        </text:list-item>
        <text:list-item>
          <text:p text:style-name="P20">507.0112</text:p>
        </text:list-item>
        <text:list-item>
          <text:p text:style-name="P20"><draw:frame draw:style-name="fr1" draw:name="Object1" text:anchor-type="as-char" svg:width="0.2819in" svg:height="0.3929in" draw:z-index="22"><draw:object xlink:href="./Object 1" xlink:type="simple" xlink:show="embed" xlink:actuate="onLoad"/><draw:image xlink:href="./ObjectReplacements/Object 1" xlink:type="simple" xlink:show="embed" xlink:actuate="onLoad"/></draw:frame></text:p>
        </text:list-item>
        <text:list-item>
          <text:p text:style-name="P20"><draw:frame draw:style-name="fr1" draw:name="Object2" text:anchor-type="as-char" svg:width="0.3661in" svg:height="0.3929in" draw:z-index="23"><draw:object xlink:href="./Object 2" xlink:type="simple" xlink:show="embed" xlink:actuate="onLoad"/><draw:image xlink:href="./ObjectReplacements/Object 2" xlink:type="simple" xlink:show="embed" xlink:actuate="onLoad"/></draw:frame></text:p>
        </text:list-item>
        <text:list-item>
          <text:p text:style-name="P20"><draw:frame draw:style-name="fr1" draw:name="Object3" text:anchor-type="as-char" svg:width="0.4902in" svg:height="0.3929in" draw:z-index="24"><draw:object xlink:href="./Object 3" xlink:type="simple" xlink:show="embed" xlink:actuate="onLoad"/><draw:image xlink:href="./ObjectReplacements/Object 3" xlink:type="simple" xlink:show="embed" xlink:actuate="onLoad"/></draw:frame></text:p>
        </text:list-item>
        <text:list-item>
          <text:p text:style-name="P20"><draw:frame draw:style-name="fr1" draw:name="Object4" text:anchor-type="as-char" svg:width="0.5744in" svg:height="0.3929in" draw:z-index="25"><draw:object xlink:href="./Object 4" xlink:type="simple" xlink:show="embed" xlink:actuate="onLoad"/><draw:image xlink:href="./ObjectReplacements/Object 4" xlink:type="simple" xlink:show="embed" xlink:actuate="onLoad"/></draw:frame></text:p>
        </text:list-item>
        <text:list-item>
          <text:p text:style-name="P40"><text:span text:style-name="T1">13</text:span><text:span text:style-name="T1"><draw:frame draw:style-name="fr1" draw:name="Object5" text:anchor-type="as-char" svg:width="0.7819in" svg:height="0.3929in" draw:z-index="26"><draw:object xlink:href="./Object 5" xlink:type="simple" xlink:show="embed" xlink:actuate="onLoad"/><draw:image xlink:href="./ObjectReplacements/Object 5" xlink:type="simple" xlink:show="embed" xlink:actuate="onLoad"/></draw:frame></text:span></text:p>
        </text:list-item>
        <text:list-item>
          <text:p text:style-name="P40"><text:span text:style-name="T1">80</text:span><text:span text:style-name="T1"><draw:frame draw:style-name="fr1" draw:name="Object6" text:anchor-type="as-char" svg:width="0.6575in" svg:height="0.3929in" draw:z-index="27"><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2077753825" text:style-name="L4">
        <text:list-item>
          <text:p text:style-name="P21">103</text:p>
        </text:list-item>
        <text:list-item>
          <text:p text:style-name="P21">1</text:p>
        </text:list-item>
        <text:list-item>
          <text:p text:style-name="P21">88</text:p>
        </text:list-item>
        <text:list-item>
          <text:p text:style-name="P21">100</text:p>
        </text:list-item>
        <text:list-item>
          <text:p text:style-name="P21">187</text:p>
        </text:list-item>
        <text:list-item>
          <text:p text:style-name="P21">29,002</text:p>
        </text:list-item>
        <text:list-item>
          <text:p text:style-name="P21">1.0</text:p>
        </text:list-item>
        <text:list-item>
          <text:p text:style-name="P21">99.7</text:p>
        </text:list-item>
        <text:list-item>
          <text:p text:style-name="P21">2.5</text:p>
        </text:list-item>
        <text:list-item>
          <text:p text:style-name="P21">29,001.5</text:p>
        </text:list-item>
        <text:list-item>
          <text:p text:style-name="P21">187.5</text:p>
        </text:list-item>
        <text:list-item>
          <text:p text:style-name="P21">13.0</text:p>
        </text:list-item>
        <text:list-item>
          <text:p text:style-name="P21">187.50</text:p>
        </text:list-item>
        <text:list-item>
          <text:p text:style-name="P21">12.99</text:p>
        </text:list-item>
        <text:list-item>
          <text:p text:style-name="P21">29,000.50</text:p>
        </text:list-item>
        <text:list-item>
          <text:p text:style-name="P21">1,234,567.87</text:p>
        </text:list-item>
        <text:list-item>
          <text:p text:style-name="P21">66.67</text:p>
        </text:list-item>
        <text:list-item>
          <text:p text:style-name="P21"><text:soft-page-break/>5,454.55</text:p>
        </text:list-item>
        <text:list-item>
          <text:p text:style-name="P21">3</text:p>
        </text:list-item>
        <text:list-item>
          <text:p text:style-name="P21">4</text:p>
        </text:list-item>
        <text:list-item>
          <text:p text:style-name="P21">2</text:p>
        </text:list-item>
        <text:list-item>
          <text:p text:style-name="P21">3</text:p>
        </text:list-item>
        <text:list-item>
          <text:p text:style-name="P21">3</text:p>
        </text:list-item>
        <text:list-item>
          <text:p text:style-name="P21">1</text:p>
        </text:list-item>
        <text:list-item>
          <text:p text:style-name="P21">2</text:p>
        </text:list-item>
        <text:list-item>
          <text:p text:style-name="P21">2</text:p>
        </text:list-item>
        <text:list-item>
          <text:p text:style-name="P21">1</text:p>
        </text:list-item>
      </text:list>
      <text:p text:style-name="P4"/>
      <text:p text:style-name="P4">Worksheet 1-5</text:p>
      <text:list xml:id="list870530762" text:style-name="L5">
        <text:list-item>
          <text:p text:style-name="P22">55,886</text:p>
        </text:list-item>
        <text:list-item>
          <text:p text:style-name="P22">5.25</text:p>
        </text:list-item>
        <text:list-item>
          <text:p text:style-name="P22">43.79</text:p>
        </text:list-item>
        <text:list-item>
          <text:p text:style-name="P22">97.16</text:p>
        </text:list-item>
        <text:list-item>
          <text:p text:style-name="P22">35.75</text:p>
        </text:list-item>
        <text:list-item>
          <text:p text:style-name="P22">86.964</text:p>
        </text:list-item>
        <text:list-item>
          <text:p text:style-name="P22">73</text:p>
        </text:list-item>
        <text:list-item>
          <text:p text:style-name="P22">8238</text:p>
        </text:list-item>
        <text:list-item>
          <text:p text:style-name="P22">54.17</text:p>
        </text:list-item>
        <text:list-item>
          <text:p text:style-name="P22">88.90</text:p>
        </text:list-item>
        <text:list-item>
          <text:p text:style-name="P22">37.03</text:p>
        </text:list-item>
        <text:list-item>
          <text:p text:style-name="P22">34.342</text:p>
        </text:list-item>
        <text:list-item>
          <text:p text:style-name="P22">696</text:p>
        </text:list-item>
        <text:list-item>
          <text:p text:style-name="P22">4.91</text:p>
        </text:list-item>
        <text:list-item>
          <text:p text:style-name="P22">6.39</text:p>
        </text:list-item>
        <text:list-item>
          <text:p text:style-name="P22">96.98</text:p>
        </text:list-item>
        <text:list-item>
          <text:p text:style-name="P22">26.35</text:p>
        </text:list-item>
        <text:list-item>
          <text:p text:style-name="P22">83.436</text:p>
        </text:list-item>
        <text:list-item>
          <text:p text:style-name="P22">1664</text:p>
        </text:list-item>
        <text:list-item>
          <text:p text:style-name="P22">15.97</text:p>
        </text:list-item>
        <text:list-item>
          <text:p text:style-name="P22">88.06</text:p>
        </text:list-item>
        <text:list-item>
          <text:p text:style-name="P22">0.958</text:p>
        </text:list-item>
        <text:list-item>
          <text:p text:style-name="P22">0.45</text:p>
        </text:list-item>
        <text:list-item>
          <text:p text:style-name="P22">0.839</text:p>
        </text:list-item>
        <text:list-item>
          <text:p text:style-name="P22">0.086 kg</text:p>
        </text:list-item>
        <text:list-item>
          <text:p text:style-name="P41"><text:span text:style-name="T1">37.4</text:span><text:span text:style-name="T2">°</text:span><text:span text:style-name="T1"> C</text:span></text:p>
        </text:list-item>
      </text:list>
      <text:p text:style-name="P4"/>
      <text:p text:style-name="P4">Worksheet 1-6</text:p>
      <text:list xml:id="list1049120327" text:style-name="L6">
        <text:list-item>
          <text:p text:style-name="P23">780,690,145</text:p>
        </text:list-item>
        <text:list-item>
          <text:p text:style-name="P23">1.015</text:p>
        </text:list-item>
        <text:list-item>
          <text:p text:style-name="P23">366.212</text:p>
        </text:list-item>
        <text:list-item>
          <text:p text:style-name="P23">4.1454</text:p>
        </text:list-item>
        <text:list-item>
          <text:p text:style-name="P23">370.962</text:p>
        </text:list-item>
        <text:list-item>
          <text:p text:style-name="P23">41.8481</text:p>
        </text:list-item>
        <text:list-item>
          <text:p text:style-name="P23">8,238</text:p>
        </text:list-item>
        <text:list-item>
          <text:p text:style-name="P23"><text:soft-page-break/>669.837</text:p>
        </text:list-item>
        <text:list-item>
          <text:p text:style-name="P23">1.7616</text:p>
        </text:list-item>
        <text:list-item>
          <text:p text:style-name="P23">0.01164</text:p>
        </text:list-item>
        <text:list-item>
          <text:p text:style-name="P23">18.225</text:p>
        </text:list-item>
        <text:list-item>
          <text:p text:style-name="P23">0.106512</text:p>
        </text:list-item>
        <text:list-item>
          <text:p text:style-name="P23">81 mg</text:p>
        </text:list-item>
        <text:list-item>
          <text:p text:style-name="P23">$210.72</text:p>
        </text:list-item>
        <text:list-item>
          <text:p text:style-name="P23">734.4 mg</text:p>
        </text:list-item>
      </text:list>
      <text:p text:style-name="P4"/>
      <text:p text:style-name="P4">Worksheet 1-7</text:p>
      <text:list xml:id="list275977227" text:style-name="L7">
        <text:list-item>
          <text:p text:style-name="P24">105</text:p>
        </text:list-item>
        <text:list-item>
          <text:p text:style-name="P24">16.24</text:p>
        </text:list-item>
        <text:list-item>
          <text:p text:style-name="P24">1.362</text:p>
        </text:list-item>
        <text:list-item>
          <text:p text:style-name="P24">1151.5</text:p>
        </text:list-item>
        <text:list-item>
          <text:p text:style-name="P24">6.774</text:p>
        </text:list-item>
        <text:list-item>
          <text:p text:style-name="P24">0.043</text:p>
        </text:list-item>
        <text:list-item>
          <text:p text:style-name="P24">0.015</text:p>
        </text:list-item>
        <text:list-item>
          <text:p text:style-name="P24">1.836</text:p>
        </text:list-item>
        <text:list-item>
          <text:p text:style-name="P24">440.4</text:p>
        </text:list-item>
        <text:list-item>
          <text:p text:style-name="P24">80.833</text:p>
        </text:list-item>
        <text:list-item>
          <text:p text:style-name="P24">0.9</text:p>
        </text:list-item>
        <text:list-item>
          <text:p text:style-name="P24">8.491</text:p>
        </text:list-item>
        <text:list-item>
          <text:p text:style-name="P24">32 bottles</text:p>
        </text:list-item>
        <text:list-item>
          <text:p text:style-name="P24">200 days</text:p>
        </text:list-item>
        <text:list-item>
          <text:p text:style-name="P24">120 capsules</text:p>
        </text:list-item>
        <text:list-item>
          <text:p text:style-name="P24">8 days' supply</text:p>
        </text:list-item>
      </text:list>
      <text:p text:style-name="P4"/>
      <text:p text:style-name="P4">Worksheet 1-8</text:p>
      <text:list xml:id="list2051774500" text:style-name="L8">
        <text:list-item>
          <text:p text:style-name="P25">xxxviii</text:p>
        </text:list-item>
        <text:list-item>
          <text:p text:style-name="P25">dli</text:p>
        </text:list-item>
        <text:list-item>
          <text:p text:style-name="P25">xxiv</text:p>
        </text:list-item>
        <text:list-item>
          <text:p text:style-name="P25">21</text:p>
        </text:list-item>
        <text:list-item>
          <text:p text:style-name="P25">400</text:p>
        </text:list-item>
        <text:list-item>
          <text:p text:style-name="P25">48</text:p>
        </text:list-item>
        <text:list-item>
          <text:p text:style-name="P25">ten-thousands place</text:p>
        </text:list-item>
        <text:list-item>
          <text:p text:style-name="P25">hundredths place</text:p>
        </text:list-item>
        <text:list-item>
          <text:p text:style-name="P25">tenths place</text:p>
        </text:list-item>
        <text:list-item>
          <text:p text:style-name="P25">2,015,600</text:p>
        </text:list-item>
        <text:list-item>
          <text:p text:style-name="P25">0.4004</text:p>
        </text:list-item>
        <text:list-item>
          <text:p text:style-name="P42"><text:span text:style-name="T1">9,876.</text:span><text:span text:style-name="T1">5432</text:span></text:p>
        </text:list-item>
        <text:list-item>
          <text:p text:style-name="P25">32,349</text:p>
        </text:list-item>
        <text:list-item>
          <text:p text:style-name="P25">82.25</text:p>
        </text:list-item>
        <text:list-item>
          <text:p text:style-name="P25">23.7</text:p>
        </text:list-item>
        <text:list-item>
          <text:p text:style-name="P25">40.842</text:p>
        </text:list-item>
        <text:list-item>
          <text:p text:style-name="P25">111.95</text:p>
        </text:list-item>
        <text:list-item>
          <text:p text:style-name="P25">134.79</text:p>
        </text:list-item>
        <text:list-item>
          <text:p text:style-name="P25">7,385</text:p>
        </text:list-item>
        <text:list-item>
          <text:p text:style-name="P25"><text:soft-page-break/>81.89</text:p>
        </text:list-item>
        <text:list-item>
          <text:p text:style-name="P25">22.3</text:p>
        </text:list-item>
        <text:list-item>
          <text:p text:style-name="P25">92.9</text:p>
        </text:list-item>
        <text:list-item>
          <text:p text:style-name="P25">102.65</text:p>
        </text:list-item>
        <text:list-item>
          <text:p text:style-name="P25">29.01</text:p>
        </text:list-item>
        <text:list-item>
          <text:p text:style-name="P25">240</text:p>
        </text:list-item>
        <text:list-item>
          <text:p text:style-name="P25">74.4</text:p>
        </text:list-item>
        <text:list-item>
          <text:p text:style-name="P25">.1107</text:p>
        </text:list-item>
        <text:list-item>
          <text:p text:style-name="P25">10.4016</text:p>
        </text:list-item>
        <text:list-item>
          <text:p text:style-name="P25">0.1176</text:p>
        </text:list-item>
        <text:list-item>
          <text:p text:style-name="P25">20.99579</text:p>
        </text:list-item>
        <text:list-item>
          <text:p text:style-name="P25">61.5</text:p>
        </text:list-item>
        <text:list-item>
          <text:p text:style-name="P25">104.33</text:p>
        </text:list-item>
        <text:list-item>
          <text:p text:style-name="P25">1.36</text:p>
        </text:list-item>
        <text:list-item>
          <text:p text:style-name="P25">41.18</text:p>
        </text:list-item>
        <text:list-item>
          <text:p text:style-name="P25">0.2</text:p>
        </text:list-item>
        <text:list-item>
          <text:p text:style-name="P25">0.12</text:p>
        </text:list-item>
        <text:list-item>
          <text:p text:style-name="P25">454 grams</text:p>
        </text:list-item>
        <text:list-item>
          <text:p text:style-name="P25">2.3 kilograms</text:p>
        </text:list-item>
        <text:list-item>
          <text:p text:style-name="P25">$29.88</text:p>
        </text:list-item>
        <text:list-item>
          <text:p text:style-name="P25">14 days</text:p>
        </text:list-item>
      </text:list>
      <text:p text:style-name="P4"/>
      <text:p text:style-name="P3">Chapter 2 - Fractions</text:p>
      <text:p text:style-name="P4"/>
      <text:p text:style-name="P4">Worksheet 2-1</text:p>
      <text:list xml:id="list1877424694" text:style-name="L9">
        <text:list-item>
          <text:p text:style-name="P26">0.2</text:p>
        </text:list-item>
        <text:list-item>
          <text:p text:style-name="P26">0.5</text:p>
        </text:list-item>
        <text:list-item>
          <text:p text:style-name="P26">0.5</text:p>
        </text:list-item>
        <text:list-item>
          <text:p text:style-name="P26">0.1</text:p>
        </text:list-item>
        <text:list-item>
          <text:p text:style-name="P26">0.083</text:p>
        </text:list-item>
        <text:list-item>
          <text:p text:style-name="P26">0.01</text:p>
        </text:list-item>
        <text:list-item>
          <text:p text:style-name="P26">0.001</text:p>
        </text:list-item>
        <text:list-item>
          <text:p text:style-name="P26">0.667</text:p>
        </text:list-item>
        <text:list-item>
          <text:p text:style-name="P26">0.75</text:p>
        </text:list-item>
        <text:list-item>
          <text:p text:style-name="P26">0.8</text:p>
        </text:list-item>
        <text:list-item>
          <text:p text:style-name="P26">0.375</text:p>
        </text:list-item>
        <text:list-item>
          <text:p text:style-name="P26">0.417</text:p>
        </text:list-item>
        <text:list-item>
          <text:p text:style-name="P26">0.389</text:p>
        </text:list-item>
        <text:list-item>
          <text:p text:style-name="P26">0.364</text:p>
        </text:list-item>
        <text:list-item>
          <text:p text:style-name="P26">0.091</text:p>
        </text:list-item>
        <text:list-item>
          <text:p text:style-name="P26">0.143</text:p>
        </text:list-item>
        <text:list-item>
          <text:p text:style-name="P26">0.164</text:p>
        </text:list-item>
        <text:list-item>
          <text:p text:style-name="P26">0.206</text:p>
        </text:list-item>
        <text:list-item>
          <text:p text:style-name="P26">0.211</text:p>
        </text:list-item>
        <text:list-item>
          <text:p text:style-name="P26">0.277</text:p>
        </text:list-item>
        <text:list-item>
          <text:p text:style-name="P26"><draw:frame draw:style-name="fr1" draw:name="Object7" text:anchor-type="as-char" svg:width="0.1984in" svg:height="0.3929in" draw:z-index="28"><draw:object xlink:href="./Object 7" xlink:type="simple" xlink:show="embed" xlink:actuate="onLoad"/><draw:image xlink:href="./ObjectReplacements/Object 7" xlink:type="simple" xlink:show="embed" xlink:actuate="onLoad"/></draw:frame></text:p>
        </text:list-item>
        <text:list-item>
          <text:p text:style-name="P26"><text:soft-page-break/><draw:frame draw:style-name="fr1" draw:name="Object8" text:anchor-type="as-char" svg:width="0.1972in" svg:height="0.3929in" draw:z-index="29"><draw:object xlink:href="./Object 8" xlink:type="simple" xlink:show="embed" xlink:actuate="onLoad"/><draw:image xlink:href="./ObjectReplacements/Object 8" xlink:type="simple" xlink:show="embed" xlink:actuate="onLoad"/></draw:frame></text:p>
        </text:list-item>
        <text:list-item>
          <text:p text:style-name="P26"><draw:frame draw:style-name="fr1" draw:name="Object9" text:anchor-type="as-char" svg:width="0.2075in" svg:height="0.3929in" draw:z-index="30"><draw:object xlink:href="./Object 9" xlink:type="simple" xlink:show="embed" xlink:actuate="onLoad"/><draw:image xlink:href="./ObjectReplacements/Object 9" xlink:type="simple" xlink:show="embed" xlink:actuate="onLoad"/></draw:frame></text:p>
        </text:list-item>
        <text:list-item>
          <text:p text:style-name="P26"><draw:frame draw:style-name="fr1" draw:name="Object10" text:anchor-type="as-char" svg:width="0.2819in" svg:height="0.3929in" draw:z-index="31"><draw:object xlink:href="./Object 10" xlink:type="simple" xlink:show="embed" xlink:actuate="onLoad"/><draw:image xlink:href="./ObjectReplacements/Object 10" xlink:type="simple" xlink:show="embed" xlink:actuate="onLoad"/></draw:frame></text:p>
        </text:list-item>
        <text:list-item>
          <text:p text:style-name="P26"><draw:frame draw:style-name="fr1" draw:name="Object11" text:anchor-type="as-char" svg:width="0.2799in" svg:height="0.3929in" draw:z-index="32"><draw:object xlink:href="./Object 11" xlink:type="simple" xlink:show="embed" xlink:actuate="onLoad"/><draw:image xlink:href="./ObjectReplacements/Object 11" xlink:type="simple" xlink:show="embed" xlink:actuate="onLoad"/></draw:frame></text:p>
        </text:list-item>
        <text:list-item>
          <text:p text:style-name="P26"><draw:frame draw:style-name="fr1" draw:name="Object12" text:anchor-type="as-char" svg:width="0.3654in" svg:height="0.3929in" draw:z-index="33"><draw:object xlink:href="./Object 12" xlink:type="simple" xlink:show="embed" xlink:actuate="onLoad"/><draw:image xlink:href="./ObjectReplacements/Object 12" xlink:type="simple" xlink:show="embed" xlink:actuate="onLoad"/></draw:frame></text:p>
        </text:list-item>
        <text:list-item>
          <text:p text:style-name="P26"><draw:frame draw:style-name="fr1" draw:name="Object13" text:anchor-type="as-char" svg:width="0.4484in" svg:height="0.3929in" draw:z-index="34"><draw:object xlink:href="./Object 13" xlink:type="simple" xlink:show="embed" xlink:actuate="onLoad"/><draw:image xlink:href="./ObjectReplacements/Object 13" xlink:type="simple" xlink:show="embed" xlink:actuate="onLoad"/></draw:frame></text:p>
        </text:list-item>
        <text:list-item>
          <text:p text:style-name="P26"><draw:frame draw:style-name="fr1" draw:name="Object14" text:anchor-type="as-char" svg:width="0.1984in" svg:height="0.3929in" draw:z-index="35"><draw:object xlink:href="./Object 14" xlink:type="simple" xlink:show="embed" xlink:actuate="onLoad"/><draw:image xlink:href="./ObjectReplacements/Object 14" xlink:type="simple" xlink:show="embed" xlink:actuate="onLoad"/></draw:frame></text:p>
        </text:list-item>
        <text:list-item>
          <text:p text:style-name="P26"><draw:frame draw:style-name="fr1" draw:name="Object15" text:anchor-type="as-char" svg:width="0.2075in" svg:height="0.3929in" draw:z-index="36"><draw:object xlink:href="./Object 15" xlink:type="simple" xlink:show="embed" xlink:actuate="onLoad"/><draw:image xlink:href="./ObjectReplacements/Object 15" xlink:type="simple" xlink:show="embed" xlink:actuate="onLoad"/></draw:frame></text:p>
        </text:list-item>
        <text:list-item>
          <text:p text:style-name="P26"><draw:frame draw:style-name="fr1" draw:name="Object16" text:anchor-type="as-char" svg:width="0.2075in" svg:height="0.3929in" draw:z-index="37"><draw:object xlink:href="./Object 16" xlink:type="simple" xlink:show="embed" xlink:actuate="onLoad"/><draw:image xlink:href="./ObjectReplacements/Object 16" xlink:type="simple" xlink:show="embed" xlink:actuate="onLoad"/></draw:frame></text:p>
        </text:list-item>
        <text:list-item>
          <text:p text:style-name="P26"><draw:frame draw:style-name="fr1" draw:name="Object17" text:anchor-type="as-char" svg:width="0.2008in" svg:height="0.3929in" draw:z-index="38"><draw:object xlink:href="./Object 17" xlink:type="simple" xlink:show="embed" xlink:actuate="onLoad"/><draw:image xlink:href="./ObjectReplacements/Object 17" xlink:type="simple" xlink:show="embed" xlink:actuate="onLoad"/></draw:frame></text:p>
        </text:list-item>
        <text:list-item>
          <text:p text:style-name="P26"><draw:frame draw:style-name="fr1" draw:name="Object18" text:anchor-type="as-char" svg:width="0.2799in" svg:height="0.3929in" draw:z-index="39"><draw:object xlink:href="./Object 18" xlink:type="simple" xlink:show="embed" xlink:actuate="onLoad"/><draw:image xlink:href="./ObjectReplacements/Object 18" xlink:type="simple" xlink:show="embed" xlink:actuate="onLoad"/></draw:frame></text:p>
        </text:list-item>
        <text:list-item>
          <text:p text:style-name="P26"><draw:frame draw:style-name="fr1" draw:name="Object19" text:anchor-type="as-char" svg:width="0.2819in" svg:height="0.3929in" draw:z-index="40"><draw:object xlink:href="./Object 19" xlink:type="simple" xlink:show="embed" xlink:actuate="onLoad"/><draw:image xlink:href="./ObjectReplacements/Object 19" xlink:type="simple" xlink:show="embed" xlink:actuate="onLoad"/></draw:frame></text:p>
        </text:list-item>
        <text:list-item>
          <text:p text:style-name="P26"><draw:frame draw:style-name="fr1" draw:name="Object20" text:anchor-type="as-char" svg:width="0.2799in" svg:height="0.3929in" draw:z-index="41"><draw:object xlink:href="./Object 20" xlink:type="simple" xlink:show="embed" xlink:actuate="onLoad"/><draw:image xlink:href="./ObjectReplacements/Object 20" xlink:type="simple" xlink:show="embed" xlink:actuate="onLoad"/></draw:frame></text:p>
        </text:list-item>
        <text:list-item>
          <text:p text:style-name="P26"><draw:frame draw:style-name="fr1" draw:name="Object21" text:anchor-type="as-char" svg:width="0.2807in" svg:height="0.3929in" draw:z-index="42"><draw:object xlink:href="./Object 21" xlink:type="simple" xlink:show="embed" xlink:actuate="onLoad"/><draw:image xlink:href="./ObjectReplacements/Object 21" xlink:type="simple" xlink:show="embed" xlink:actuate="onLoad"/></draw:frame></text:p>
        </text:list-item>
        <text:list-item>
          <text:p text:style-name="P26"><draw:frame draw:style-name="fr1" draw:name="Object22" text:anchor-type="as-char" svg:width="0.2819in" svg:height="0.3929in" draw:z-index="44"><draw:object xlink:href="./Object 22" xlink:type="simple" xlink:show="embed" xlink:actuate="onLoad"/><draw:image xlink:href="./ObjectReplacements/Object 22" xlink:type="simple" xlink:show="embed" xlink:actuate="onLoad"/></draw:frame></text:p>
        </text:list-item>
        <text:list-item>
          <text:p text:style-name="P26"><draw:frame draw:style-name="fr1" draw:name="Object23" text:anchor-type="as-char" svg:width="0.2819in" svg:height="0.3929in" draw:z-index="45"><draw:object xlink:href="./Object 23" xlink:type="simple" xlink:show="embed" xlink:actuate="onLoad"/><draw:image xlink:href="./ObjectReplacements/Object 23" xlink:type="simple" xlink:show="embed" xlink:actuate="onLoad"/></draw:frame></text:p>
        </text:list-item>
        <text:list-item>
          <text:p text:style-name="P26"><draw:frame draw:style-name="fr1" draw:name="Object24" text:anchor-type="as-char" svg:width="0.2835in" svg:height="0.3929in" draw:z-index="46"><draw:object xlink:href="./Object 24" xlink:type="simple" xlink:show="embed" xlink:actuate="onLoad"/><draw:image xlink:href="./ObjectReplacements/Object 24" xlink:type="simple" xlink:show="embed" xlink:actuate="onLoad"/></draw:frame></text:p>
        </text:list-item>
        <text:list-item>
          <text:p text:style-name="P26"><draw:frame draw:style-name="fr1" draw:name="Object25" text:anchor-type="as-char" svg:width="0.2819in" svg:height="0.3929in" draw:z-index="47"><draw:object xlink:href="./Object 25" xlink:type="simple" xlink:show="embed" xlink:actuate="onLoad"/><draw:image xlink:href="./ObjectReplacements/Object 25" xlink:type="simple" xlink:show="embed" xlink:actuate="onLoad"/></draw:frame></text:p>
        </text:list-item>
        <text:list-item>
          <text:p text:style-name="P26"><draw:frame draw:style-name="fr1" draw:name="Object26" text:anchor-type="as-char" svg:width="0.2839in" svg:height="0.3929in" draw:z-index="48"><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1267913426" text:style-name="L10">
        <text:list-item>
          <text:p text:style-name="P27"><draw:frame draw:style-name="fr1" draw:name="Object27" text:anchor-type="as-char" svg:width="0.1972in" svg:height="0.3929in" draw:z-index="49"><draw:object xlink:href="./Object 27" xlink:type="simple" xlink:show="embed" xlink:actuate="onLoad"/><draw:image xlink:href="./ObjectReplacements/Object 27" xlink:type="simple" xlink:show="embed" xlink:actuate="onLoad"/></draw:frame></text:p>
        </text:list-item>
        <text:list-item>
          <text:p text:style-name="P27"><draw:frame draw:style-name="fr1" draw:name="Object28" text:anchor-type="as-char" svg:width="0.1984in" svg:height="0.3929in" draw:z-index="50"><draw:object xlink:href="./Object 28" xlink:type="simple" xlink:show="embed" xlink:actuate="onLoad"/><draw:image xlink:href="./ObjectReplacements/Object 28" xlink:type="simple" xlink:show="embed" xlink:actuate="onLoad"/></draw:frame></text:p>
        </text:list-item>
        <text:list-item>
          <text:p text:style-name="P27"><draw:frame draw:style-name="fr1" draw:name="Object29" text:anchor-type="as-char" svg:width="0.2008in" svg:height="0.3929in" draw:z-index="51"><draw:object xlink:href="./Object 29" xlink:type="simple" xlink:show="embed" xlink:actuate="onLoad"/><draw:image xlink:href="./ObjectReplacements/Object 29" xlink:type="simple" xlink:show="embed" xlink:actuate="onLoad"/></draw:frame></text:p>
        </text:list-item>
        <text:list-item>
          <text:p text:style-name="P27"><text:soft-page-break/><draw:frame draw:style-name="fr1" draw:name="Object30" text:anchor-type="as-char" svg:width="0.1984in" svg:height="0.3929in" draw:z-index="52"><draw:object xlink:href="./Object 30" xlink:type="simple" xlink:show="embed" xlink:actuate="onLoad"/><draw:image xlink:href="./ObjectReplacements/Object 30" xlink:type="simple" xlink:show="embed" xlink:actuate="onLoad"/></draw:frame></text:p>
        </text:list-item>
        <text:list-item>
          <text:p text:style-name="P27"><draw:frame draw:style-name="fr1" draw:name="Object31" text:anchor-type="as-char" svg:width="0.2799in" svg:height="0.3929in" draw:z-index="53"><draw:object xlink:href="./Object 31" xlink:type="simple" xlink:show="embed" xlink:actuate="onLoad"/><draw:image xlink:href="./ObjectReplacements/Object 31" xlink:type="simple" xlink:show="embed" xlink:actuate="onLoad"/></draw:frame></text:p>
        </text:list-item>
        <text:list-item>
          <text:p text:style-name="P27"><draw:frame draw:style-name="fr1" draw:name="Object32" text:anchor-type="as-char" svg:width="0.1984in" svg:height="0.3929in" draw:z-index="54"><draw:object xlink:href="./Object 32" xlink:type="simple" xlink:show="embed" xlink:actuate="onLoad"/><draw:image xlink:href="./ObjectReplacements/Object 32" xlink:type="simple" xlink:show="embed" xlink:actuate="onLoad"/></draw:frame></text:p>
        </text:list-item>
        <text:list-item>
          <text:p text:style-name="P27"><draw:frame draw:style-name="fr1" draw:name="Object33" text:anchor-type="as-char" svg:width="0.2819in" svg:height="0.3929in" draw:z-index="55"><draw:object xlink:href="./Object 33" xlink:type="simple" xlink:show="embed" xlink:actuate="onLoad"/><draw:image xlink:href="./ObjectReplacements/Object 33" xlink:type="simple" xlink:show="embed" xlink:actuate="onLoad"/></draw:frame></text:p>
        </text:list-item>
        <text:list-item>
          <text:p text:style-name="P27"><draw:frame draw:style-name="fr1" draw:name="Object34" text:anchor-type="as-char" svg:width="0.2075in" svg:height="0.3929in" draw:z-index="56"><draw:object xlink:href="./Object 34" xlink:type="simple" xlink:show="embed" xlink:actuate="onLoad"/><draw:image xlink:href="./ObjectReplacements/Object 34" xlink:type="simple" xlink:show="embed" xlink:actuate="onLoad"/></draw:frame></text:p>
        </text:list-item>
        <text:list-item>
          <text:p text:style-name="P27"><draw:frame draw:style-name="fr1" draw:name="Object35" text:anchor-type="as-char" svg:width="0.2819in" svg:height="0.3929in" draw:z-index="57"><draw:object xlink:href="./Object 35" xlink:type="simple" xlink:show="embed" xlink:actuate="onLoad"/><draw:image xlink:href="./ObjectReplacements/Object 35" xlink:type="simple" xlink:show="embed" xlink:actuate="onLoad"/></draw:frame></text:p>
        </text:list-item>
        <text:list-item>
          <text:p text:style-name="P27"><draw:frame draw:style-name="fr1" draw:name="Object36" text:anchor-type="as-char" svg:width="0.1984in" svg:height="0.3929in" draw:z-index="58"><draw:object xlink:href="./Object 36" xlink:type="simple" xlink:show="embed" xlink:actuate="onLoad"/><draw:image xlink:href="./ObjectReplacements/Object 36" xlink:type="simple" xlink:show="embed" xlink:actuate="onLoad"/></draw:frame></text:p>
        </text:list-item>
        <text:list-item>
          <text:p text:style-name="P27"><draw:frame draw:style-name="fr1" draw:name="Object37" text:anchor-type="as-char" svg:width="0.2819in" svg:height="0.3929in" draw:z-index="59"><draw:object xlink:href="./Object 37" xlink:type="simple" xlink:show="embed" xlink:actuate="onLoad"/><draw:image xlink:href="./ObjectReplacements/Object 37" xlink:type="simple" xlink:show="embed" xlink:actuate="onLoad"/></draw:frame></text:p>
        </text:list-item>
        <text:list-item>
          <text:p text:style-name="P27"><draw:frame draw:style-name="fr1" draw:name="Object38" text:anchor-type="as-char" svg:width="0.2799in" svg:height="0.3929in" draw:z-index="60"><draw:object xlink:href="./Object 38" xlink:type="simple" xlink:show="embed" xlink:actuate="onLoad"/><draw:image xlink:href="./ObjectReplacements/Object 38" xlink:type="simple" xlink:show="embed" xlink:actuate="onLoad"/></draw:frame></text:p>
        </text:list-item>
        <text:list-item>
          <text:p text:style-name="P27"><draw:frame draw:style-name="fr1" draw:name="Object56" text:anchor-type="as-char" svg:width="0.1654in" svg:height="0.1839in" draw:z-index="61"><draw:object xlink:href="./Object 39" xlink:type="simple" xlink:show="embed" xlink:actuate="onLoad"/><draw:image xlink:href="./ObjectReplacements/Object 39" xlink:type="simple" xlink:show="embed" xlink:actuate="onLoad"/></draw:frame></text:p>
        </text:list-item>
        <text:list-item>
          <text:p text:style-name="P27"><draw:frame draw:style-name="fr1" draw:name="Object39" text:anchor-type="as-char" svg:width="0.1984in" svg:height="0.3929in" draw:z-index="62"><draw:object xlink:href="./Object 40" xlink:type="simple" xlink:show="embed" xlink:actuate="onLoad"/><draw:image xlink:href="./ObjectReplacements/Object 40" xlink:type="simple" xlink:show="embed" xlink:actuate="onLoad"/></draw:frame></text:p>
        </text:list-item>
        <text:list-item>
          <text:p text:style-name="P27"><draw:frame draw:style-name="fr1" draw:name="Object40" text:anchor-type="as-char" svg:width="0.2008in" svg:height="0.3929in" draw:z-index="63"><draw:object xlink:href="./Object 41" xlink:type="simple" xlink:show="embed" xlink:actuate="onLoad"/><draw:image xlink:href="./ObjectReplacements/Object 41" xlink:type="simple" xlink:show="embed" xlink:actuate="onLoad"/></draw:frame></text:p>
        </text:list-item>
        <text:list-item>
          <text:p text:style-name="P27"><draw:frame draw:style-name="fr1" draw:name="Object41" text:anchor-type="as-char" svg:width="0.2819in" svg:height="0.3929in" draw:z-index="64"><draw:object xlink:href="./Object 42" xlink:type="simple" xlink:show="embed" xlink:actuate="onLoad"/><draw:image xlink:href="./ObjectReplacements/Object 42" xlink:type="simple" xlink:show="embed" xlink:actuate="onLoad"/></draw:frame></text:p>
        </text:list-item>
        <text:list-item>
          <text:p text:style-name="P27"><draw:frame draw:style-name="fr1" draw:name="Object42" text:anchor-type="as-char" svg:width="0.2075in" svg:height="0.3929in" draw:z-index="65"><draw:object xlink:href="./Object 43" xlink:type="simple" xlink:show="embed" xlink:actuate="onLoad"/><draw:image xlink:href="./ObjectReplacements/Object 43" xlink:type="simple" xlink:show="embed" xlink:actuate="onLoad"/></draw:frame></text:p>
        </text:list-item>
        <text:list-item>
          <text:p text:style-name="P27"><draw:frame draw:style-name="fr1" draw:name="Object43" text:anchor-type="as-char" svg:width="0.2819in" svg:height="0.3929in" draw:z-index="66"><draw:object xlink:href="./Object 44" xlink:type="simple" xlink:show="embed" xlink:actuate="onLoad"/><draw:image xlink:href="./ObjectReplacements/Object 44" xlink:type="simple" xlink:show="embed" xlink:actuate="onLoad"/></draw:frame></text:p>
        </text:list-item>
        <text:list-item>
          <text:p text:style-name="P27"><draw:frame draw:style-name="fr1" draw:name="Object44" text:anchor-type="as-char" svg:width="0.2008in" svg:height="0.3929in" draw:z-index="67"><draw:object xlink:href="./Object 45" xlink:type="simple" xlink:show="embed" xlink:actuate="onLoad"/><draw:image xlink:href="./ObjectReplacements/Object 45" xlink:type="simple" xlink:show="embed" xlink:actuate="onLoad"/></draw:frame></text:p>
        </text:list-item>
        <text:list-item>
          <text:p text:style-name="P27"><draw:frame draw:style-name="fr1" draw:name="Object45" text:anchor-type="as-char" svg:width="0.1972in" svg:height="0.3929in" draw:z-index="68"><draw:object xlink:href="./Object 46" xlink:type="simple" xlink:show="embed" xlink:actuate="onLoad"/><draw:image xlink:href="./ObjectReplacements/Object 46" xlink:type="simple" xlink:show="embed" xlink:actuate="onLoad"/></draw:frame></text:p>
        </text:list-item>
        <text:list-item>
          <text:p text:style-name="P27"><draw:frame draw:style-name="fr1" draw:name="Object46" text:anchor-type="as-char" svg:width="0.1984in" svg:height="0.3929in" draw:z-index="69"><draw:object xlink:href="./Object 47" xlink:type="simple" xlink:show="embed" xlink:actuate="onLoad"/><draw:image xlink:href="./ObjectReplacements/Object 47" xlink:type="simple" xlink:show="embed" xlink:actuate="onLoad"/></draw:frame></text:p>
        </text:list-item>
        <text:list-item>
          <text:p text:style-name="P27"><draw:frame draw:style-name="fr1" draw:name="Object47" text:anchor-type="as-char" svg:width="0.2016in" svg:height="0.3929in" draw:z-index="70"><draw:object xlink:href="./Object 48" xlink:type="simple" xlink:show="embed" xlink:actuate="onLoad"/><draw:image xlink:href="./ObjectReplacements/Object 48" xlink:type="simple" xlink:show="embed" xlink:actuate="onLoad"/></draw:frame></text:p>
        </text:list-item>
        <text:list-item>
          <text:p text:style-name="P27"><draw:frame draw:style-name="fr1" draw:name="Object48" text:anchor-type="as-char" svg:width="0.2819in" svg:height="0.3929in" draw:z-index="71"><draw:object xlink:href="./Object 49" xlink:type="simple" xlink:show="embed" xlink:actuate="onLoad"/><draw:image xlink:href="./ObjectReplacements/Object 49" xlink:type="simple" xlink:show="embed" xlink:actuate="onLoad"/></draw:frame></text:p>
        </text:list-item>
        <text:list-item>
          <text:p text:style-name="P27"><draw:frame draw:style-name="fr1" draw:name="Object49" text:anchor-type="as-char" svg:width="0.2008in" svg:height="0.3929in" draw:z-index="72"><draw:object xlink:href="./Object 50" xlink:type="simple" xlink:show="embed" xlink:actuate="onLoad"/><draw:image xlink:href="./ObjectReplacements/Object 50" xlink:type="simple" xlink:show="embed" xlink:actuate="onLoad"/></draw:frame></text:p>
        </text:list-item>
        <text:list-item>
          <text:p text:style-name="P27"><draw:frame draw:style-name="fr1" draw:name="Object50" text:anchor-type="as-char" svg:width="0.1984in" svg:height="0.3929in" draw:z-index="73"><draw:object xlink:href="./Object 51" xlink:type="simple" xlink:show="embed" xlink:actuate="onLoad"/><draw:image xlink:href="./ObjectReplacements/Object 51" xlink:type="simple" xlink:show="embed" xlink:actuate="onLoad"/></draw:frame></text:p>
        </text:list-item>
        <text:list-item>
          <text:p text:style-name="P27"><draw:frame draw:style-name="fr1" draw:name="Object51" text:anchor-type="as-char" svg:width="0.2819in" svg:height="0.3929in" draw:z-index="74"><draw:object xlink:href="./Object 52" xlink:type="simple" xlink:show="embed" xlink:actuate="onLoad"/><draw:image xlink:href="./ObjectReplacements/Object 52" xlink:type="simple" xlink:show="embed" xlink:actuate="onLoad"/></draw:frame></text:p>
        </text:list-item>
        <text:list-item>
          <text:p text:style-name="P27"><text:soft-page-break/><draw:frame draw:style-name="fr1" draw:name="Object52" text:anchor-type="as-char" svg:width="0.2799in" svg:height="0.3929in" draw:z-index="43"><draw:object xlink:href="./Object 53" xlink:type="simple" xlink:show="embed" xlink:actuate="onLoad"/><draw:image xlink:href="./ObjectReplacements/Object 53" xlink:type="simple" xlink:show="embed" xlink:actuate="onLoad"/></draw:frame></text:p>
        </text:list-item>
        <text:list-item>
          <text:p text:style-name="P27"><draw:frame draw:style-name="fr1" draw:name="Object53" text:anchor-type="as-char" svg:width="0.2008in" svg:height="0.3929in" draw:z-index="75"><draw:object xlink:href="./Object 54" xlink:type="simple" xlink:show="embed" xlink:actuate="onLoad"/><draw:image xlink:href="./ObjectReplacements/Object 54" xlink:type="simple" xlink:show="embed" xlink:actuate="onLoad"/></draw:frame></text:p>
        </text:list-item>
        <text:list-item>
          <text:p text:style-name="P27"><draw:frame draw:style-name="fr1" draw:name="Object54" text:anchor-type="as-char" svg:width="0.1984in" svg:height="0.3929in" draw:z-index="76"><draw:object xlink:href="./Object 55" xlink:type="simple" xlink:show="embed" xlink:actuate="onLoad"/><draw:image xlink:href="./ObjectReplacements/Object 55" xlink:type="simple" xlink:show="embed" xlink:actuate="onLoad"/></draw:frame></text:p>
        </text:list-item>
        <text:list-item>
          <text:p text:style-name="P27"><draw:frame draw:style-name="fr1" draw:name="Object55" text:anchor-type="as-char" svg:width="0.2819in" svg:height="0.3929in" draw:z-index="77"><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1897655337" text:style-name="L11">
        <text:list-item>
          <text:p text:style-name="P28"><draw:frame draw:style-name="fr1" draw:name="Object64" text:anchor-type="as-char" svg:width="0.1984in" svg:height="0.3929in" draw:z-index="78"><draw:object xlink:href="./Object 57" xlink:type="simple" xlink:show="embed" xlink:actuate="onLoad"/><draw:image xlink:href="./ObjectReplacements/Object 57" xlink:type="simple" xlink:show="embed" xlink:actuate="onLoad"/></draw:frame></text:p>
        </text:list-item>
        <text:list-item>
          <text:p text:style-name="P28"><draw:frame draw:style-name="fr1" draw:name="Object63" text:anchor-type="as-char" svg:width="0.2075in" svg:height="0.3929in" draw:z-index="80"><draw:object xlink:href="./Object 58" xlink:type="simple" xlink:show="embed" xlink:actuate="onLoad"/><draw:image xlink:href="./ObjectReplacements/Object 58" xlink:type="simple" xlink:show="embed" xlink:actuate="onLoad"/></draw:frame></text:p>
        </text:list-item>
        <text:list-item>
          <text:p text:style-name="P28"><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28"><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28"><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28"><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28"><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28"><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28"><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28"><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28"><draw:frame draw:style-name="fr1" draw:name="Object67" text:anchor-type="as-char" svg:width="0.2866in" svg:height="0.3929in" draw:z-index="79"><draw:object xlink:href="./Object 67" xlink:type="simple" xlink:show="embed" xlink:actuate="onLoad"/><draw:image xlink:href="./ObjectReplacements/Object 67" xlink:type="simple" xlink:show="embed" xlink:actuate="onLoad"/></draw:frame></text:p>
        </text:list-item>
        <text:list-item>
          <text:p text:style-name="P28"><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28"><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28"><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28"><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28"><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28"><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28"><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28"><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28"><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28"><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28"><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28"><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28"><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22468346" text:style-name="L12">
        <text:list-item>
          <text:p text:style-name="P29">1/9 </text:p>
        </text:list-item>
        <text:list-item>
          <text:p text:style-name="P29">3/64 </text:p>
        </text:list-item>
        <text:list-item>
          <text:p text:style-name="P29">2/9 </text:p>
        </text:list-item>
        <text:list-item>
          <text:p text:style-name="P29">15/64 </text:p>
        </text:list-item>
        <text:list-item>
          <text:p text:style-name="P29">3/25 </text:p>
        </text:list-item>
        <text:list-item>
          <text:p text:style-name="P29">21/64 </text:p>
        </text:list-item>
        <text:list-item>
          <text:p text:style-name="P29">0 </text:p>
        </text:list-item>
        <text:list-item>
          <text:p text:style-name="P29">3/10 </text:p>
        </text:list-item>
        <text:list-item>
          <text:p text:style-name="P29">1/18 </text:p>
        </text:list-item>
        <text:list-item>
          <text:p text:style-name="P29">2/35 </text:p>
        </text:list-item>
        <text:list-item>
          <text:p text:style-name="P29">27/40 </text:p>
        </text:list-item>
        <text:list-item>
          <text:p text:style-name="P29">9/44 </text:p>
        </text:list-item>
        <text:list-item>
          <text:p text:style-name="P29">3/40 </text:p>
        </text:list-item>
        <text:list-item>
          <text:p text:style-name="P29">91/120 </text:p>
        </text:list-item>
        <text:list-item>
          <text:p text:style-name="P29">42/125 </text:p>
        </text:list-item>
        <text:list-item>
          <text:p text:style-name="P29">49/200 </text:p>
        </text:list-item>
        <text:list-item>
          <text:p text:style-name="P29">18 </text:p>
        </text:list-item>
        <text:list-item>
          <text:p text:style-name="P29">15/2 or 7 1/2 </text:p>
        </text:list-item>
        <text:list-item>
          <text:p text:style-name="P29">4/9 </text:p>
        </text:list-item>
        <text:list-item>
          <text:p text:style-name="P29">1/21 </text:p>
        </text:list-item>
        <text:list-item>
          <text:p text:style-name="P29">28/5 or 5 3/5 </text:p>
        </text:list-item>
        <text:list-item>
          <text:p text:style-name="P29">20 </text:p>
        </text:list-item>
        <text:list-item>
          <text:p text:style-name="P29">7/3 </text:p>
        </text:list-item>
        <text:list-item>
          <text:p text:style-name="P29">18 </text:p>
        </text:list-item>
      </text:list>
      <text:p text:style-name="P4"/>
      <text:p text:style-name="P4">Worksheet 2-5</text:p>
      <text:p text:style-name="P4"/>
      <text:p text:style-name="P4"/>
      <text:p text:style-name="P4">Worksheet 2-6</text:p>
      <text:p text:style-name="P4"/>
      <text:p text:style-name="P3">Chapter 3 - Percentages</text:p>
      <text:p text:style-name="P4"/>
      <text:p text:style-name="P4"><text:soft-page-break/>Worksheet 3-1</text:p>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Worksheet 13-1 </text:p>
      <text:list xml:id="list1109674497" text:style-name="L13">
        <text:list-item>
          <text:p text:style-name="P30">$19.84 </text:p>
        </text:list-item>
        <text:list-item>
          <text:p text:style-name="P30">$33.59 </text:p>
        </text:list-item>
        <text:list-item>
          <text:p text:style-name="P30">$33.80 </text:p>
        </text:list-item>
        <text:list-item>
          <text:p text:style-name="P30">$78.92 </text:p>
        </text:list-item>
        <text:list-item>
          <text:p text:style-name="P30">$38.53 </text:p>
        </text:list-item>
        <text:list-item>
          <text:p text:style-name="P30">$43.04 </text:p>
        </text:list-item>
        <text:list-item>
          <text:p text:style-name="P30">$30.91 </text:p>
        </text:list-item>
        <text:list-item>
          <text:p text:style-name="P30">$46.45 </text:p>
        </text:list-item>
        <text:list-item>
          <text:p text:style-name="P30">$20.52 </text:p>
        </text:list-item>
        <text:list-item>
          <text:p text:style-name="P30">$34.18</text:p>
        </text:list-item>
      </text:list>
      <text:p text:style-name="P4"/>
      <text:p text:style-name="P4">Worksheet 13-2 </text:p>
      <text:list xml:id="list1539550848" text:style-name="L14">
        <text:list-item>
          <text:p text:style-name="P31">$83.21 </text:p>
        </text:list-item>
        <text:list-item>
          <text:p text:style-name="P31">$38.69 </text:p>
        </text:list-item>
        <text:list-item>
          <text:p text:style-name="P31">$29.95 </text:p>
        </text:list-item>
        <text:list-item>
          <text:p text:style-name="P31">$21.19 </text:p>
        </text:list-item>
        <text:list-item>
          <text:p text:style-name="P31">$25.03 </text:p>
        </text:list-item>
        <text:list-item>
          <text:p text:style-name="P31">$56.51 </text:p>
        </text:list-item>
        <text:list-item>
          <text:p text:style-name="P31"><text:soft-page-break/>$19.92 </text:p>
        </text:list-item>
        <text:list-item>
          <text:p text:style-name="P31">$38.12 </text:p>
        </text:list-item>
        <text:list-item>
          <text:p text:style-name="P31">$27.41 </text:p>
        </text:list-item>
        <text:list-item>
          <text:p text:style-name="P31">$13.98</text:p>
        </text:list-item>
      </text:list>
      <text:p text:style-name="P4"/>
      <text:p text:style-name="P4">Worksheet 13-3</text:p>
      <text:list xml:id="list920854110" text:style-name="L15">
        <text:list-item>
          <text:p text:style-name="P32">$34.49</text:p>
        </text:list-item>
        <text:list-item>
          <text:p text:style-name="P32">$32.76</text:p>
        </text:list-item>
        <text:list-item>
          <text:p text:style-name="P32">$14.55</text:p>
        </text:list-item>
        <text:list-item>
          <text:p text:style-name="P32">$17.50</text:p>
        </text:list-item>
        <text:list-item>
          <text:p text:style-name="P32">$96.92</text:p>
        </text:list-item>
        <text:list-item>
          <text:p text:style-name="P32">$71.95</text:p>
        </text:list-item>
        <text:list-item>
          <text:p text:style-name="P32">$39.71</text:p>
        </text:list-item>
        <text:list-item>
          <text:p text:style-name="P32">$34.35</text:p>
        </text:list-item>
        <text:list-item>
          <text:p text:style-name="P32">$21.76</text:p>
        </text:list-item>
        <text:list-item>
          <text:p text:style-name="P32">$194.50</text:p>
        </text:list-item>
      </text:list>
      <text:p text:style-name="P4"/>
      <text:p text:style-name="P4">Worksheet 13-4</text:p>
      <text:list xml:id="list1379218166" text:style-name="L16">
        <text:list-item>
          <text:p text:style-name="P33">$36.23</text:p>
        </text:list-item>
        <text:list-item>
          <text:p text:style-name="P33">$17.18 or $17.29</text:p>
        </text:list-item>
        <text:list-item>
          <text:p text:style-name="P33">$110.15</text:p>
        </text:list-item>
        <text:list-item>
          <text:p text:style-name="P33">$23.79</text:p>
        </text:list-item>
        <text:list-item>
          <text:p text:style-name="P33">$14.03</text:p>
        </text:list-item>
        <text:list-item>
          <text:p text:style-name="P33">$23.27</text:p>
        </text:list-item>
        <text:list-item>
          <text:p text:style-name="P33">$20.83</text:p>
        </text:list-item>
        <text:list-item>
          <text:p text:style-name="P33">$21.83</text:p>
        </text:list-item>
        <text:list-item>
          <text:p text:style-name="P33">$11.23</text:p>
        </text:list-item>
        <text:list-item>
          <text:p text:style-name="P33">$20.93</text:p>
        </text:list-item>
      </text:list>
      <text:p text:style-name="P4"/>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text:soft-page-break/>3) <text:s text:c="2"/>direct purchasing</text:p>
      <text:p text:style-name="P7">5) <text:s text:c="2"/>usual and customary price</text:p>
      <text:p text:style-name="P7">8) <text:s text:c="2"/>open formulary</text:p>
      <text:p text:style-name="P7">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272027178" text:style-name="L17">
        <text:list-item>
          <text:p text:style-name="P34">5 boxes</text:p>
        </text:list-item>
        <text:list-item>
          <text:p text:style-name="P34">0 bottles</text:p>
        </text:list-item>
        <text:list-item>
          <text:p text:style-name="P34">1 bottle</text:p>
        </text:list-item>
        <text:list-item>
          <text:p text:style-name="P34">41 bottles</text:p>
        </text:list-item>
        <text:list-item>
          <text:p text:style-name="P34">0 bottles</text:p>
        </text:list-item>
        <text:list-item>
          <text:p text:style-name="P34">5 bottles</text:p>
        </text:list-item>
        <text:list-item>
          <text:p text:style-name="P34">0 bottle</text:p>
        </text:list-item>
        <text:list-item>
          <text:p text:style-name="P34">3 bottles</text:p>
        </text:list-item>
        <text:list-item>
          <text:p text:style-name="P34">6 bottles</text:p>
        </text:list-item>
        <text:list-item>
          <text:p text:style-name="P34">7 bottles</text:p>
        </text:list-item>
        <text:list-item>
          <text:p text:style-name="P34">4 bottles</text:p>
        </text:list-item>
        <text:list-item>
          <text:p text:style-name="P34">6 bottles</text:p>
        </text:list-item>
        <text:list-item>
          <text:p text:style-name="P34">0 bottles</text:p>
        </text:list-item>
        <text:list-item>
          <text:p text:style-name="P34">6 bottles</text:p>
        </text:list-item>
        <text:list-item>
          <text:p text:style-name="P34">0 bottles</text:p>
        </text:list-item>
        <text:list-item>
          <text:p text:style-name="P34">11.5 turnovers annually</text:p>
        </text:list-item>
        <text:list-item>
          <text:p text:style-name="P34">12 turnovers annually</text:p>
        </text:list-item>
        <text:list-item>
          <text:p text:style-name="P34">12.5 turnovers annually</text:p>
        </text:list-item>
        <text:list-item>
          <text:p text:style-name="P34">31.65 days' supply inventory; $11,945.15 below budget</text:p>
        </text:list-item>
        <text:list-item>
          <text:p text:style-name="P43"><text:span text:style-name="T1">30.33 days' supply inventory; </text:span><text:span text:style-name="T1">$2,061.74 over budget</text:span></text:p>
        </text:list-item>
        <text:list-item>
          <text:p text:style-name="P43"><text:span text:style-name="T1">29.12 days' supply inventory; </text:span><text:span text:style-name="T1">$13,838.86 over budget</text:span></text:p>
        </text:list-item>
        <text:list-item>
          <text:p text:style-name="P34">Most pharmacies use wholesalers to simplify their ordering process.</text:p>
        </text:list-item>
        <text:list-item>
          <text:p text:style-name="P34">Schedule III – V medications may be ordered with the rest of the pharmacy's drug ordered.</text:p>
        </text:list-item>
        <text:list-item>
          <text:p text:style-name="P34">Schedule II medications are ordered via a DEA 222 order form using either a triplicate paper form, or through CSOS enabled software.</text:p>
        </text:list-item>
        <text:list-item>
          <text:p text:style-name="P34">The pharmacist and the vendor should be notified immediately.</text:p>
        </text:list-item>
        <text:list-item>
          <text:p text:style-name="P34">Pharmacists are required to check in controlled substances, although a technician may do so under the direct supervision of a pharmacist.</text:p>
        </text:list-item>
      </text:list>
      <text:p text:style-name="P4"/>
      <text:p text:style-name="P4">Worksheet 14-3</text:p>
      <text:list xml:id="list1057671396" text:style-name="L18">
        <text:list-item>
          <text:p text:style-name="P36">Environmental considerations include proper temperature, ventilation, humidity, light and sanitation.</text:p>
        </text:list-item>
        <text:list-item>
          <text:p text:style-name="P36">Freezer: -25° to -10° C (-13° to 14° F); Refrigerator: 2° to 8° C (36° to 46° F); Controlled room temperature: 15° to 30° C (59° to 86° F)</text:p>
        </text:list-item>
        <text:list-item>
          <text:p text:style-name="P36">More than 200 medications are considered light sensitive.</text:p>
        </text:list-item>
        <text:list-item>
          <text:p text:style-name="P36"><text:soft-page-break/>It breaks down into cyanide.</text:p>
        </text:list-item>
        <text:list-item>
          <text:p text:style-name="P36">The state board of pharmacy sets sanitation standards.</text:p>
        </text:list-item>
        <text:list-item>
          <text:p text:style-name="P36">A legend drug is a medication that requires a prescription and only “authorized personnel” should have access to it.</text:p>
        </text:list-item>
        <text:list-item>
          <text:p text:style-name="P36">Schedule III – V medications must either be stored in a secured vault or be distributed throughout the pharmacy stock.</text:p>
        </text:list-item>
        <text:list-item>
          <text:p text:style-name="P36">Schedule II medications must also <text:s/>either be stored in a secured vault or be distributed throughout the pharmacy stock; although, some states specifically require Schedule II medications to be stored in a secured vault.</text:p>
        </text:list-item>
        <text:list-item>
          <text:p text:style-name="P36">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6">10/31/2020</text:p>
        </text:list-item>
      </text:list>
      <text:p text:style-name="P5"/>
      <text:p text:style-name="P5">Worksheet 14-4</text:p>
      <text:list xml:id="list180091686" text:style-name="L19">
        <text:list-item>
          <text:p text:style-name="P37">$14.97</text:p>
        </text:list-item>
        <text:list-item>
          <text:p text:style-name="P37">$37.41</text:p>
        </text:list-item>
        <text:list-item>
          <text:p text:style-name="P37">$105.60</text:p>
        </text:list-item>
        <text:list-item>
          <text:p text:style-name="P37">$269.70</text:p>
        </text:list-item>
        <text:list-item>
          <text:p text:style-name="P37">$361.41</text:p>
        </text:list-item>
        <text:list-item>
          <text:p text:style-name="P37">$82.50</text:p>
        </text:list-item>
        <text:list-item>
          <text:p text:style-name="P37">$205.50</text:p>
        </text:list-item>
        <text:list-item>
          <text:p text:style-name="P37">$460.50</text:p>
        </text:list-item>
        <text:list-item>
          <text:p text:style-name="P37">$201.36</text:p>
        </text:list-item>
        <text:list-item>
          <text:p text:style-name="P37">$381.90</text:p>
        </text:list-item>
        <text:list-item>
          <text:p text:style-name="P37">$44.63</text:p>
        </text:list-item>
        <text:list-item>
          <text:p text:style-name="P37">$207.73</text:p>
        </text:list-item>
        <text:list-item>
          <text:p text:style-name="P37">$341.60</text:p>
        </text:list-item>
        <text:list-item>
          <text:p text:style-name="P37">$284.38</text:p>
        </text:list-item>
        <text:list-item>
          <text:p text:style-name="P37">$330.66</text:p>
        </text:list-item>
        <text:list-item>
          <text:p text:style-name="P37">$236.60</text:p>
        </text:list-item>
        <text:list-item>
          <text:p text:style-name="P37">$348.97</text:p>
        </text:list-item>
        <text:list-item>
          <text:p text:style-name="P37">$362.83</text:p>
        </text:list-item>
        <text:list-item>
          <text:p text:style-name="P37">$370.39</text:p>
        </text:list-item>
        <text:list-item>
          <text:p text:style-name="P37">$826.88</text:p>
        </text:list-item>
        <text:list-item>
          <text:p text:style-name="P37">$18.50</text:p>
        </text:list-item>
        <text:list-item>
          <text:p text:style-name="P37">$25.25</text:p>
        </text:list-item>
        <text:list-item>
          <text:p text:style-name="P37">$18.50</text:p>
        </text:list-item>
        <text:list-item>
          <text:p text:style-name="P37">$153.50</text:p>
        </text:list-item>
        <text:list-item>
          <text:p text:style-name="P37">$9.50</text:p>
        </text:list-item>
        <text:list-item>
          <text:p text:style-name="P37">$14.22</text:p>
        </text:list-item>
        <text:list-item>
          <text:p text:style-name="P37">$35.54</text:p>
        </text:list-item>
        <text:list-item>
          <text:p text:style-name="P37">$100.32</text:p>
        </text:list-item>
        <text:list-item>
          <text:p text:style-name="P37">$256.22</text:p>
        </text:list-item>
        <text:list-item>
          <text:p text:style-name="P37">$343.34</text:p>
        </text:list-item>
        <text:list-item>
          <text:p text:style-name="P37">$78.38</text:p>
        </text:list-item>
        <text:list-item>
          <text:p text:style-name="P37"><text:soft-page-break/>$195.23</text:p>
        </text:list-item>
        <text:list-item>
          <text:p text:style-name="P37">$437.48</text:p>
        </text:list-item>
        <text:list-item>
          <text:p text:style-name="P37">$191.29</text:p>
        </text:list-item>
        <text:list-item>
          <text:p text:style-name="P37">$362.81</text:p>
        </text:list-item>
        <text:list-item>
          <text:p text:style-name="P37">$40.17</text:p>
        </text:list-item>
        <text:list-item>
          <text:p text:style-name="P37">$186.96</text:p>
        </text:list-item>
        <text:list-item>
          <text:p text:style-name="P37">$307.44</text:p>
        </text:list-item>
        <text:list-item>
          <text:p text:style-name="P37">$255.94</text:p>
        </text:list-item>
        <text:list-item>
          <text:p text:style-name="P37">$297.59</text:p>
        </text:list-item>
        <text:list-item>
          <text:p text:style-name="P37">$212.94</text:p>
        </text:list-item>
        <text:list-item>
          <text:p text:style-name="P37">$314.07</text:p>
        </text:list-item>
        <text:list-item>
          <text:p text:style-name="P37">$326.55</text:p>
        </text:list-item>
        <text:list-item>
          <text:p text:style-name="P37">$333.35</text:p>
        </text:list-item>
        <text:list-item>
          <text:p text:style-name="P37">$744.19</text:p>
        </text:list-item>
        <text:list-item>
          <text:p text:style-name="P37">20%</text:p>
        </text:list-item>
        <text:list-item>
          <text:p text:style-name="P37">$16.99</text:p>
        </text:list-item>
        <text:list-item>
          <text:p text:style-name="P37">3<draw:frame draw:style-name="fr1" draw:name="Object81" text:anchor-type="as-char" svg:width="0.1984in" svg:height="0.3929in" draw:z-index="21"><draw:object xlink:href="./Object 81" xlink:type="simple" xlink:show="embed" xlink:actuate="onLoad"/><draw:image xlink:href="./ObjectReplacements/Object 81" xlink:type="simple" xlink:show="embed" xlink:actuate="onLoad"/></draw:frame>%</text:p>
        </text:list-item>
        <text:list-item>
          <text:p text:style-name="P37">$5,225</text:p>
        </text:list-item>
        <text:list-item>
          <text:p text:style-name="P37">$7.64</text:p>
        </text:list-item>
        <text:list-item>
          <text:p text:style-name="P37">$16,200</text:p>
        </text:list-item>
      </text:list>
      <text:p text:style-name="P5"/>
      <text:p text:style-name="P5">Worksheet 14-5</text:p>
      <text:list xml:id="list408435459" text:style-name="L20">
        <text:list-item>
          <text:p text:style-name="P38">$18.95 gross profit; $13.95net profit</text:p>
        </text:list-item>
        <text:list-item>
          <text:p text:style-name="P38">$23.63 gross profit; $18.63 net profit</text:p>
        </text:list-item>
        <text:list-item>
          <text:p text:style-name="P38">$6.45 gross profit; <text:s text:c="4"/>$1.45 net profit</text:p>
        </text:list-item>
        <text:list-item>
          <text:p text:style-name="P38">$41.03 gross profit; $36.03 net profit</text:p>
        </text:list-item>
        <text:list-item>
          <text:p text:style-name="P38">$8.83 gross profit; <text:s text:c="4"/>$3.83 net profit</text:p>
        </text:list-item>
        <text:list-item>
          <text:p text:style-name="P38">$7.53 gross profit; <text:s text:c="5"/>$2.53 net profit</text:p>
        </text:list-item>
        <text:list-item>
          <text:p text:style-name="P38">$24.01 gross profit; $19.01 net profit</text:p>
        </text:list-item>
        <text:list-item>
          <text:p text:style-name="P38">$5.44 gross profit; <text:s text:c="5"/>$0.44 net profit</text:p>
        </text:list-item>
        <text:list-item>
          <text:p text:style-name="P38">$80.33 gross profit; $75.33 net profit</text:p>
        </text:list-item>
        <text:list-item>
          <text:p text:style-name="P38">$102.22 gross profit; $97.22 net profit</text:p>
        </text:list-item>
        <text:list-item>
          <text:p text:style-name="P38">$103.43 gross profit; $98.43 net profit</text:p>
        </text:list-item>
        <text:list-item>
          <text:p text:style-name="P38">$44.12 gross profit; $39.12 net profit</text:p>
        </text:list-item>
        <text:list-item>
          <text:p text:style-name="P38">$29.15 gross profit; $24.15 net profit</text:p>
        </text:list-item>
        <text:list-item>
          <text:p text:style-name="P38">$11.77 gross profit; <text:s text:c="3"/>$6.77 net profit</text:p>
        </text:list-item>
        <text:list-item>
          <text:p text:style-name="P38">$106.06 gross profit; $101.06 net profit</text:p>
        </text:list-item>
        <text:list-item>
          <text:p text:style-name="P38">$4.92 gross profit; <text:s text:c="4"/>$0.08 net loss</text:p>
        </text:list-item>
        <text:list-item>
          <text:p text:style-name="P38">$9.43 gross profit; <text:s text:c="4"/>$4.43 net profit</text:p>
        </text:list-item>
        <text:list-item>
          <text:p text:style-name="P38">$27.17 gross profit; $22.17 net profit</text:p>
        </text:list-item>
        <text:list-item>
          <text:p text:style-name="P38">$4.26 gross profit; <text:s text:c="4"/>$0.74 net loss</text:p>
        </text:list-item>
        <text:list-item>
          <text:p text:style-name="P38">$3.97 gross profit; <text:s text:c="4"/>$1.03 net loss</text:p>
        </text:list-item>
        <text:list-item>
          <text:p text:style-name="P38">$18.95 gross profit; $13.95 net profit</text:p>
        </text:list-item>
        <text:list-item>
          <text:p text:style-name="P38">$23.63 gross profit; $18.63 net profit</text:p>
        </text:list-item>
        <text:list-item>
          <text:p text:style-name="P38">$6.45 gross profit; <text:s text:c="4"/>$2.95 net profit</text:p>
        </text:list-item>
        <text:list-item>
          <text:p text:style-name="P38">$41.03 gross profit; $33.53 net profit</text:p>
        </text:list-item>
        <text:list-item>
          <text:p text:style-name="P38"><text:soft-page-break/>$8.83 gross profit; <text:s text:c="4"/>$5.33 net profit</text:p>
        </text:list-item>
        <text:list-item>
          <text:p text:style-name="P38">$7.53 gross profit; <text:s text:c="4"/>$4.03 net profit</text:p>
        </text:list-item>
        <text:list-item>
          <text:p text:style-name="P38">$24.01 gross profit; $19.01 net profit</text:p>
        </text:list-item>
        <text:list-item>
          <text:p text:style-name="P38">$5.44 gross profit; <text:s text:c="4"/>$1.94 net profit</text:p>
        </text:list-item>
        <text:list-item>
          <text:p text:style-name="P38">$80.33 gross profit; $72.83 net profit</text:p>
        </text:list-item>
        <text:list-item>
          <text:p text:style-name="P38">$102.22 gross profit; $94.72 net profit</text:p>
        </text:list-item>
        <text:list-item>
          <text:p text:style-name="P38">$103.43 gross profit; $95.93 net profit</text:p>
        </text:list-item>
        <text:list-item>
          <text:p text:style-name="P38">$44.12 gross profit; $36.62 net profit</text:p>
        </text:list-item>
        <text:list-item>
          <text:p text:style-name="P38">$29.15 gross profit; $24.15 net profit</text:p>
        </text:list-item>
        <text:list-item>
          <text:p text:style-name="P38">$11.77 gross profit; <text:s text:c="3"/>$8.27 net profit</text:p>
        </text:list-item>
        <text:list-item>
          <text:p text:style-name="P38">$106.06 gross profit; $98.56 net profit</text:p>
        </text:list-item>
        <text:list-item>
          <text:p text:style-name="P38">$4.92 gross profit; <text:s text:c="4"/>$1.42 net profit</text:p>
        </text:list-item>
        <text:list-item>
          <text:p text:style-name="P38">$9.43 gross profit; <text:s text:c="4"/>$5.93 net profit</text:p>
        </text:list-item>
        <text:list-item>
          <text:p text:style-name="P38">$27.17 gross profit; $22.17 net profit</text:p>
        </text:list-item>
        <text:list-item>
          <text:p text:style-name="P38">$4.26 gross profit; <text:s text:c="4"/>$0.76 net profit</text:p>
        </text:list-item>
        <text:list-item>
          <text:p text:style-name="P38">$3.97 gross profit; <text:s text:c="4"/>$0.47 net profit</text:p>
        </text:list-item>
      </text:list>
      <text:p text:style-name="P5"/>
      <text:p text:style-name="P5">Worksheet 14-6</text:p>
      <text:list xml:id="list1335123654" text:style-name="L21">
        <text:list-item>
          <text:p text:style-name="P39">$30.47</text:p>
        </text:list-item>
        <text:list-item>
          <text:p text:style-name="P39">$39.52</text:p>
        </text:list-item>
        <text:list-item>
          <text:p text:style-name="P39">$7.50</text:p>
        </text:list-item>
        <text:list-item>
          <text:p text:style-name="P39">$68.33</text:p>
        </text:list-item>
        <text:list-item>
          <text:p text:style-name="P39">$7.50</text:p>
        </text:list-item>
        <text:list-item>
          <text:p text:style-name="P39">$11.29</text:p>
        </text:list-item>
        <text:list-item>
          <text:p text:style-name="P39">$26.24</text:p>
        </text:list-item>
        <text:list-item>
          <text:p text:style-name="P39">$7.26</text:p>
        </text:list-item>
        <text:list-item>
          <text:p text:style-name="P39">$144.30</text:p>
        </text:list-item>
        <text:list-item>
          <text:p text:style-name="P39">$186.63</text:p>
        </text:list-item>
        <text:list-item>
          <text:p text:style-name="P39">$188.80</text:p>
        </text:list-item>
        <text:list-item>
          <text:p text:style-name="P39">$74.29</text:p>
        </text:list-item>
        <text:list-item>
          <text:p text:style-name="P39">$11.91</text:p>
        </text:list-item>
        <text:list-item>
          <text:p text:style-name="P39">$19.51</text:p>
        </text:list-item>
        <text:list-item>
          <text:p text:style-name="P39">$194.05</text:p>
        </text:list-item>
        <text:list-item>
          <text:p text:style-name="P39">$6.26</text:p>
        </text:list-item>
        <text:list-item>
          <text:p text:style-name="P39">$14.95</text:p>
        </text:list-item>
        <text:list-item>
          <text:p text:style-name="P39">$46.36</text:p>
        </text:list-item>
        <text:list-item>
          <text:p text:style-name="P39">$5.06</text:p>
        </text:list-item>
        <text:list-item>
          <text:p text:style-name="P39">$4.41</text:p>
        </text:list-item>
        <text:list-item>
          <text:p text:style-name="P39">Fred's Pharmacy lost $121 last month on Senile Sally.</text:p>
        </text:list-item>
        <text:list-item>
          <text:p text:style-name="P39"><text:s/></text:p>
          <text:list>
            <text:list-item>
              <text:p text:style-name="P39">$2,750.00</text:p>
            </text:list-item>
            <text:list-item>
              <text:p text:style-name="P39">$847.37</text:p>
            </text:list-item>
            <text:list-item>
              <text:p text:style-name="P39">$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1"><text:s text:c="5"/>2)</text:p>
          </table:table-cell>
          <table:table-cell table:style-name="Table15.B1" office:value-type="string">
            <text:p text:style-name="P12">Register 1</text:p>
          </table:table-cell>
          <table:table-cell table:style-name="Table15.B1" office:value-type="string">
            <text:p text:style-name="P12">Register 2</text:p>
          </table:table-cell>
          <table:table-cell table:style-name="Table15.B1" office:value-type="string">
            <text:p text:style-name="P12">Register 3</text:p>
          </table:table-cell>
          <table:table-cell table:style-name="Table15.E1" office:value-type="string">
            <text:p text:style-name="P12">Total</text:p>
          </table:table-cell>
        </table:table-row>
        <table:table-row>
          <table:table-cell table:style-name="Table15.A2" office:value-type="string">
            <text:p text:style-name="P13">+ Cash and Checks</text:p>
          </table:table-cell>
          <table:table-cell table:style-name="Table15.A2" office:value-type="string">
            <text:p text:style-name="P14">3,897.65</text:p>
          </table:table-cell>
          <table:table-cell table:style-name="Table15.A2" office:value-type="string">
            <text:p text:style-name="P14">12.00</text:p>
          </table:table-cell>
          <table:table-cell table:style-name="Table15.A2" office:value-type="string">
            <text:p text:style-name="P14">1,533.12</text:p>
          </table:table-cell>
          <table:table-cell table:style-name="Table15.E2" office:value-type="string">
            <text:p text:style-name="P15">5,442.77</text:p>
          </table:table-cell>
        </table:table-row>
        <table:table-row>
          <table:table-cell table:style-name="Table15.A2" office:value-type="string">
            <text:p text:style-name="P13">+ Bank Charges</text:p>
          </table:table-cell>
          <table:table-cell table:style-name="Table15.A2" office:value-type="string">
            <text:p text:style-name="P14">2,111.05</text:p>
          </table:table-cell>
          <table:table-cell table:style-name="Table15.A2" office:value-type="string">
            <text:p text:style-name="P14">96.67</text:p>
          </table:table-cell>
          <table:table-cell table:style-name="Table15.A2" office:value-type="string">
            <text:p text:style-name="P14">140.00</text:p>
          </table:table-cell>
          <table:table-cell table:style-name="Table15.E2" office:value-type="string">
            <text:p text:style-name="P15">2,347.72</text:p>
          </table:table-cell>
        </table:table-row>
        <table:table-row>
          <table:table-cell table:style-name="Table15.A2" office:value-type="string">
            <text:p text:style-name="P13">+ House Charges</text:p>
          </table:table-cell>
          <table:table-cell table:style-name="Table15.A2" office:value-type="string">
            <text:p text:style-name="P14">25.00</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25.00</text:p>
          </table:table-cell>
        </table:table-row>
        <table:table-row>
          <table:table-cell table:style-name="Table15.A2" office:value-type="string">
            <text:p text:style-name="P13">+ Paid Out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Total</text:p>
          </table:table-cell>
          <table:table-cell table:style-name="Table15.A2" office:value-type="string">
            <text:p text:style-name="P15">6,033.70</text:p>
          </table:table-cell>
          <table:table-cell table:style-name="Table15.A2" office:value-type="string">
            <text:p text:style-name="P15">108.67</text:p>
          </table:table-cell>
          <table:table-cell table:style-name="Table15.A2" office:value-type="string">
            <text:p text:style-name="P15">1,673.12</text:p>
          </table:table-cell>
          <table:table-cell table:style-name="Table15.E6" office:value-type="string">
            <text:p text:style-name="P15">7,815.49</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 Closing Reading</text:p>
          </table:table-cell>
          <table:table-cell table:style-name="Table15.A2" office:value-type="string">
            <text:p text:style-name="P14">6,121.47</text:p>
          </table:table-cell>
          <table:table-cell table:style-name="Table15.A2" office:value-type="string">
            <text:p text:style-name="P14">158.70</text:p>
          </table:table-cell>
          <table:table-cell table:style-name="Table15.A2" office:value-type="string">
            <text:p text:style-name="P14">1,800.02</text:p>
          </table:table-cell>
          <table:table-cell table:style-name="Table15.E2" office:value-type="string">
            <text:p text:style-name="P15">8,080.19</text:p>
          </table:table-cell>
        </table:table-row>
        <table:table-row>
          <table:table-cell table:style-name="Table15.A2" office:value-type="string">
            <text:p text:style-name="P13">- Opening Reading</text:p>
          </table:table-cell>
          <table:table-cell table:style-name="Table15.A2" office:value-type="string">
            <text:p text:style-name="P14">50.00</text:p>
          </table:table-cell>
          <table:table-cell table:style-name="Table15.A2" office:value-type="string">
            <text:p text:style-name="P14">50.00</text:p>
          </table:table-cell>
          <table:table-cell table:style-name="Table15.A2" office:value-type="string">
            <text:p text:style-name="P14">50.00</text:p>
          </table:table-cell>
          <table:table-cell table:style-name="Table15.E2" office:value-type="string">
            <text:p text:style-name="P15">150.00</text:p>
          </table:table-cell>
        </table:table-row>
        <table:table-row>
          <table:table-cell table:style-name="Table15.A2" office:value-type="string">
            <text:p text:style-name="P13">= Difference</text:p>
          </table:table-cell>
          <table:table-cell table:style-name="Table15.A2" office:value-type="string">
            <text:p text:style-name="P15">6,071.47</text:p>
          </table:table-cell>
          <table:table-cell table:style-name="Table15.A2" office:value-type="string">
            <text:p text:style-name="P15">108.70</text:p>
          </table:table-cell>
          <table:table-cell table:style-name="Table15.A2" office:value-type="string">
            <text:p text:style-name="P15">1,750.02</text:p>
          </table:table-cell>
          <table:table-cell table:style-name="Table15.E6" office:value-type="string">
            <text:p text:style-name="P15">7,930.19</text:p>
          </table:table-cell>
        </table:table-row>
        <table:table-row>
          <table:table-cell table:style-name="Table15.A2" office:value-type="string">
            <text:p text:style-name="P13">- Coupons</text:p>
          </table:table-cell>
          <table:table-cell table:style-name="Table15.A2" office:value-type="string">
            <text:p text:style-name="P14">14.25</text:p>
          </table:table-cell>
          <table:table-cell table:style-name="Table15.A2" office:value-type="string">
            <text:p text:style-name="P14">---</text:p>
          </table:table-cell>
          <table:table-cell table:style-name="Table15.A2" office:value-type="string">
            <text:p text:style-name="P14">1.10</text:p>
          </table:table-cell>
          <table:table-cell table:style-name="Table15.E2" office:value-type="string">
            <text:p text:style-name="P15">15.35</text:p>
          </table:table-cell>
        </table:table-row>
        <table:table-row>
          <table:table-cell table:style-name="Table15.A2" office:value-type="string">
            <text:p text:style-name="P13">- Discounts</text:p>
          </table:table-cell>
          <table:table-cell table:style-name="Table15.A2" office:value-type="string">
            <text:p text:style-name="P14">23.47</text:p>
          </table:table-cell>
          <table:table-cell table:style-name="Table15.A2" office:value-type="string">
            <text:p text:style-name="P14">---</text:p>
          </table:table-cell>
          <table:table-cell table:style-name="Table15.A2" office:value-type="string">
            <text:p text:style-name="P14">8.90</text:p>
          </table:table-cell>
          <table:table-cell table:style-name="Table15.E2" office:value-type="string">
            <text:p text:style-name="P15">32.37</text:p>
          </table:table-cell>
        </table:table-row>
        <table:table-row>
          <table:table-cell table:style-name="Table15.A2" office:value-type="string">
            <text:p text:style-name="P13">- Voi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10.00</text:p>
          </table:table-cell>
          <table:table-cell table:style-name="Table15.E2" office:value-type="string">
            <text:p text:style-name="P15">10.00</text:p>
          </table:table-cell>
        </table:table-row>
        <table:table-row>
          <table:table-cell table:style-name="Table15.A2" office:value-type="string">
            <text:p text:style-name="P13">- Refun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 Over-Ring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56.65</text:p>
          </table:table-cell>
          <table:table-cell table:style-name="Table15.E2" office:value-type="string">
            <text:p text:style-name="P15">56.65</text:p>
          </table:table-cell>
        </table:table-row>
        <table:table-row>
          <table:table-cell table:style-name="Table15.A2" office:value-type="string">
            <text:p text:style-name="P13">Total</text:p>
          </table:table-cell>
          <table:table-cell table:style-name="Table15.A2" office:value-type="string">
            <text:p text:style-name="P15">6,033.75</text:p>
          </table:table-cell>
          <table:table-cell table:style-name="Table15.A2" office:value-type="string">
            <text:p text:style-name="P15">108.70</text:p>
          </table:table-cell>
          <table:table-cell table:style-name="Table15.A2" office:value-type="string">
            <text:p text:style-name="P15">1,673.37</text:p>
          </table:table-cell>
          <table:table-cell table:style-name="Table15.E6" office:value-type="string">
            <text:p text:style-name="P15">7,815.82</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Over + or Short -</text:p>
          </table:table-cell>
          <table:table-cell table:style-name="Table15.A2" office:value-type="string">
            <text:p text:style-name="P15">-0.05</text:p>
          </table:table-cell>
          <table:table-cell table:style-name="Table15.A2" office:value-type="string">
            <text:p text:style-name="P15">-0.03</text:p>
          </table:table-cell>
          <table:table-cell table:style-name="Table15.A2" office:value-type="string">
            <text:p text:style-name="P15">-0.25</text:p>
          </table:table-cell>
          <table:table-cell table:style-name="Table15.E6" office:value-type="string">
            <text:p text:style-name="P15">-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49"><text:s text:c="5"/>3)</text:p>
          </table:table-cell>
          <table:table-cell table:style-name="Table16.B1" office:value-type="string">
            <text:p text:style-name="P12">Register 1</text:p>
          </table:table-cell>
          <table:table-cell table:style-name="Table16.B1" office:value-type="string">
            <text:p text:style-name="P12">Register 2</text:p>
          </table:table-cell>
          <table:table-cell table:style-name="Table16.B1" office:value-type="string">
            <text:p text:style-name="P12">Register 3</text:p>
          </table:table-cell>
          <table:table-cell table:style-name="Table16.E1" office:value-type="string">
            <text:p text:style-name="P12">Total</text:p>
          </table:table-cell>
        </table:table-row>
        <table:table-row>
          <table:table-cell table:style-name="Table16.A2" office:value-type="string">
            <text:p text:style-name="P13">+ Cash and Checks</text:p>
          </table:table-cell>
          <table:table-cell table:style-name="Table16.A2" office:value-type="string">
            <text:p text:style-name="P14">1,713.12</text:p>
          </table:table-cell>
          <table:table-cell table:style-name="Table16.A2" office:value-type="string">
            <text:p text:style-name="P14">45.12</text:p>
          </table:table-cell>
          <table:table-cell table:style-name="Table16.A2" office:value-type="string">
            <text:p text:style-name="P14">2,002.18</text:p>
          </table:table-cell>
          <table:table-cell table:style-name="Table16.E2" office:value-type="string">
            <text:p text:style-name="P15">3,760.42</text:p>
          </table:table-cell>
        </table:table-row>
        <table:table-row>
          <table:table-cell table:style-name="Table16.A2" office:value-type="string">
            <text:p text:style-name="P13">+ Bank Charges</text:p>
          </table:table-cell>
          <table:table-cell table:style-name="Table16.A2" office:value-type="string">
            <text:p text:style-name="P14">240.00</text:p>
          </table:table-cell>
          <table:table-cell table:style-name="Table16.A2" office:value-type="string">
            <text:p text:style-name="P14">20.00</text:p>
          </table:table-cell>
          <table:table-cell table:style-name="Table16.A2" office:value-type="string">
            <text:p text:style-name="P14">350.44</text:p>
          </table:table-cell>
          <table:table-cell table:style-name="Table16.E2" office:value-type="string">
            <text:p text:style-name="P15">610.44</text:p>
          </table:table-cell>
        </table:table-row>
        <table:table-row>
          <table:table-cell table:style-name="Table16.A2" office:value-type="string">
            <text:p text:style-name="P13">+ House Charge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0.00</text:p>
          </table:table-cell>
        </table:table-row>
        <table:table-row>
          <table:table-cell table:style-name="Table16.A2" office:value-type="string">
            <text:p text:style-name="P13">+ Paid Out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2</text:p>
          </table:table-cell>
          <table:table-cell table:style-name="Table16.A2" office:value-type="string">
            <text:p text:style-name="P15">65.12</text:p>
          </table:table-cell>
          <table:table-cell table:style-name="Table16.A2" office:value-type="string">
            <text:p text:style-name="P15">2,362.62</text:p>
          </table:table-cell>
          <table:table-cell table:style-name="Table16.E6" office:value-type="string">
            <text:p text:style-name="P15">4,380.86</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 Closing Reading</text:p>
          </table:table-cell>
          <table:table-cell table:style-name="Table16.A2" office:value-type="string">
            <text:p text:style-name="P14">2,172.67</text:p>
          </table:table-cell>
          <table:table-cell table:style-name="Table16.A2" office:value-type="string">
            <text:p text:style-name="P14">115.12</text:p>
          </table:table-cell>
          <table:table-cell table:style-name="Table16.A2" office:value-type="string">
            <text:p text:style-name="P14">2,429.66</text:p>
          </table:table-cell>
          <table:table-cell table:style-name="Table16.E2" office:value-type="string">
            <text:p text:style-name="P15">4,717.45</text:p>
          </table:table-cell>
        </table:table-row>
        <table:table-row>
          <table:table-cell table:style-name="Table16.A2" office:value-type="string">
            <text:p text:style-name="P13">- Opening Reading</text:p>
          </table:table-cell>
          <table:table-cell table:style-name="Table16.A2" office:value-type="string">
            <text:p text:style-name="P14">50.00</text:p>
          </table:table-cell>
          <table:table-cell table:style-name="Table16.A2" office:value-type="string">
            <text:p text:style-name="P14">50.00</text:p>
          </table:table-cell>
          <table:table-cell table:style-name="Table16.A2" office:value-type="string">
            <text:p text:style-name="P14">50.00</text:p>
          </table:table-cell>
          <table:table-cell table:style-name="Table16.E2" office:value-type="string">
            <text:p text:style-name="P15">150.00</text:p>
          </table:table-cell>
        </table:table-row>
        <table:table-row>
          <table:table-cell table:style-name="Table16.A2" office:value-type="string">
            <text:p text:style-name="P13">= Difference</text:p>
          </table:table-cell>
          <table:table-cell table:style-name="Table16.A2" office:value-type="string">
            <text:p text:style-name="P15">2,122.67</text:p>
          </table:table-cell>
          <table:table-cell table:style-name="Table16.A2" office:value-type="string">
            <text:p text:style-name="P15">65.12</text:p>
          </table:table-cell>
          <table:table-cell table:style-name="Table16.A2" office:value-type="string">
            <text:p text:style-name="P15">2,379.66</text:p>
          </table:table-cell>
          <table:table-cell table:style-name="Table16.E6" office:value-type="string">
            <text:p text:style-name="P15">4,567.45</text:p>
          </table:table-cell>
        </table:table-row>
        <table:table-row>
          <table:table-cell table:style-name="Table16.A2" office:value-type="string">
            <text:p text:style-name="P13">- Coupon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7.00</text:p>
          </table:table-cell>
          <table:table-cell table:style-name="Table16.E2" office:value-type="string">
            <text:p text:style-name="P15">7.00</text:p>
          </table:table-cell>
        </table:table-row>
        <table:table-row>
          <table:table-cell table:style-name="Table16.A2" office:value-type="string">
            <text:p text:style-name="P13">- Discounts</text:p>
          </table:table-cell>
          <table:table-cell table:style-name="Table16.A2" office:value-type="string">
            <text:p text:style-name="P14">130.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30.00</text:p>
          </table:table-cell>
        </table:table-row>
        <table:table-row>
          <table:table-cell table:style-name="Table16.A2" office:value-type="string">
            <text:p text:style-name="P13">- Voids</text:p>
          </table:table-cell>
          <table:table-cell table:style-name="Table16.A2" office:value-type="string">
            <text:p text:style-name="P14">27.5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27.50</text:p>
          </table:table-cell>
        </table:table-row>
        <table:table-row>
          <table:table-cell table:style-name="Table16.A2" office:value-type="string">
            <text:p text:style-name="P13">- Refunds</text:p>
          </table:table-cell>
          <table:table-cell table:style-name="Table16.A2" office:value-type="string">
            <text:p text:style-name="P14">12.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2.00</text:p>
          </table:table-cell>
        </table:table-row>
        <table:table-row>
          <table:table-cell table:style-name="Table16.A2" office:value-type="string">
            <text:p text:style-name="P13">- Over-Ring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7</text:p>
          </table:table-cell>
          <table:table-cell table:style-name="Table16.A2" office:value-type="string">
            <text:p text:style-name="P15">65.12</text:p>
          </table:table-cell>
          <table:table-cell table:style-name="Table16.A2" office:value-type="string">
            <text:p text:style-name="P15">2,362.66</text:p>
          </table:table-cell>
          <table:table-cell table:style-name="Table16.E6" office:value-type="string">
            <text:p text:style-name="P15">4,380.95</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Over + or Short -</text:p>
          </table:table-cell>
          <table:table-cell table:style-name="Table16.A2" office:value-type="string">
            <text:p text:style-name="P15">-0.05</text:p>
          </table:table-cell>
          <table:table-cell table:style-name="Table16.A2" office:value-type="string">
            <text:p text:style-name="P15">0.00</text:p>
          </table:table-cell>
          <table:table-cell table:style-name="Table16.A2" office:value-type="string">
            <text:p text:style-name="P15">-0.04</text:p>
          </table:table-cell>
          <table:table-cell table:style-name="Table16.E6" office:value-type="string">
            <text:p text:style-name="P15">-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1"><text:s text:c="5"/>4)</text:p>
          </table:table-cell>
          <table:table-cell table:style-name="Table14.B1" office:value-type="string">
            <text:p text:style-name="P12">Register 1</text:p>
          </table:table-cell>
          <table:table-cell table:style-name="Table14.B1" office:value-type="string">
            <text:p text:style-name="P12">Register 2</text:p>
          </table:table-cell>
          <table:table-cell table:style-name="Table14.B1" office:value-type="string">
            <text:p text:style-name="P12">Register 3</text:p>
          </table:table-cell>
          <table:table-cell table:style-name="Table14.E1" office:value-type="string">
            <text:p text:style-name="P12">Total</text:p>
          </table:table-cell>
        </table:table-row>
        <table:table-row>
          <table:table-cell table:style-name="Table14.A2" office:value-type="string">
            <text:p text:style-name="P13">+ Cash and Checks</text:p>
          </table:table-cell>
          <table:table-cell table:style-name="Table14.A2" office:value-type="string">
            <text:p text:style-name="P14">1234.56</text:p>
          </table:table-cell>
          <table:table-cell table:style-name="Table14.A2" office:value-type="string">
            <text:p text:style-name="P14">789.01</text:p>
          </table:table-cell>
          <table:table-cell table:style-name="Table14.A2" office:value-type="string">
            <text:p text:style-name="P14">234.56</text:p>
          </table:table-cell>
          <table:table-cell table:style-name="Table14.E2" office:value-type="string">
            <text:p text:style-name="P15"/>
          </table:table-cell>
        </table:table-row>
        <table:table-row>
          <table:table-cell table:style-name="Table14.A2" office:value-type="string">
            <text:p text:style-name="P13">+ Bank Charges</text:p>
          </table:table-cell>
          <table:table-cell table:style-name="Table14.A2" office:value-type="string">
            <text:p text:style-name="P14">789.01</text:p>
          </table:table-cell>
          <table:table-cell table:style-name="Table14.A2" office:value-type="string">
            <text:p text:style-name="P14">234.56</text:p>
          </table:table-cell>
          <table:table-cell table:style-name="Table14.A2" office:value-type="string">
            <text:p text:style-name="P14">78.90</text:p>
          </table:table-cell>
          <table:table-cell table:style-name="Table14.E2" office:value-type="string">
            <text:p text:style-name="P15"/>
          </table:table-cell>
        </table:table-row>
        <table:table-row>
          <table:table-cell table:style-name="Table14.A2" office:value-type="string">
            <text:p text:style-name="P13">+ House Charge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25.00</text:p>
          </table:table-cell>
          <table:table-cell table:style-name="Table14.E2" office:value-type="string">
            <text:p text:style-name="P15"/>
          </table:table-cell>
        </table:table-row>
        <table:table-row>
          <table:table-cell table:style-name="Table14.A2" office:value-type="string">
            <text:p text:style-name="P13">+ Paid Outs</text:p>
          </table:table-cell>
          <table:table-cell table:style-name="Table14.A2" office:value-type="string">
            <text:p text:style-name="P14">20.00</text:p>
          </table:table-cell>
          <table:table-cell table:style-name="Table14.A2" office:value-type="string">
            <text:p text:style-name="P14">10.00</text:p>
          </table:table-cell>
          <table:table-cell table:style-name="Table14.A2" office:value-type="string">
            <text:p text:style-name="P14">---</text:p>
          </table:table-cell>
          <table:table-cell table:style-name="Table14.E2" office:value-type="string">
            <text:p text:style-name="P15"/>
          </table:table-cell>
        </table:table-row>
        <table:table-row>
          <table:table-cell table:style-name="Table14.A2" office:value-type="string">
            <text:p text:style-name="P13">Total</text:p>
          </table:table-cell>
          <table:table-cell table:style-name="Table14.A2" office:value-type="string">
            <text:p text:style-name="P15"/>
          </table:table-cell>
          <table:table-cell table:style-name="Table14.A2" office:value-type="string">
            <text:p text:style-name="P15"/>
          </table:table-cell>
          <table:table-cell table:style-name="Table14.A2" office:value-type="string">
            <text:p text:style-name="P15"/>
          </table:table-cell>
          <table:table-cell table:style-name="Table14.E6" office:value-type="string">
            <text:p text:style-name="P15"/>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 Closing Reading</text:p>
          </table:table-cell>
          <table:table-cell table:style-name="Table14.A2" office:value-type="string">
            <text:p text:style-name="P14">2,116.45</text:p>
          </table:table-cell>
          <table:table-cell table:style-name="Table14.A2" office:value-type="string">
            <text:p text:style-name="P14">1,091.03</text:p>
          </table:table-cell>
          <table:table-cell table:style-name="Table14.A2" office:value-type="string">
            <text:p text:style-name="P14">390.43</text:p>
          </table:table-cell>
          <table:table-cell table:style-name="Table14.E2" office:value-type="string">
            <text:p text:style-name="P15"/>
          </table:table-cell>
        </table:table-row>
        <table:table-row>
          <table:table-cell table:style-name="Table14.A2" office:value-type="string">
            <text:p text:style-name="P13">- Opening Reading</text:p>
          </table:table-cell>
          <table:table-cell table:style-name="Table14.A2" office:value-type="string">
            <text:p text:style-name="P14">50.00</text:p>
          </table:table-cell>
          <table:table-cell table:style-name="Table14.A2" office:value-type="string">
            <text:p text:style-name="P14">50.00</text:p>
          </table:table-cell>
          <table:table-cell table:style-name="Table14.A2" office:value-type="string">
            <text:p text:style-name="P14">50.00</text:p>
          </table:table-cell>
          <table:table-cell table:style-name="Table14.E2" office:value-type="string">
            <text:p text:style-name="P15"/>
          </table:table-cell>
        </table:table-row>
        <table:table-row>
          <table:table-cell table:style-name="Table14.A2" office:value-type="string">
            <text:p text:style-name="P13">= Difference</text:p>
          </table:table-cell>
          <table:table-cell table:style-name="Table14.A2" office:value-type="string">
            <text:p text:style-name="P15"/>
          </table:table-cell>
          <table:table-cell table:style-name="Table14.A2" office:value-type="string">
            <text:p text:style-name="P15"/>
          </table:table-cell>
          <table:table-cell table:style-name="Table14.A2" office:value-type="string">
            <text:p text:style-name="P15"/>
          </table:table-cell>
          <table:table-cell table:style-name="Table14.E6" office:value-type="string">
            <text:p text:style-name="P15"/>
          </table:table-cell>
        </table:table-row>
        <table:table-row>
          <table:table-cell table:style-name="Table14.A2" office:value-type="string">
            <text:p text:style-name="P13">- Coupons</text:p>
          </table:table-cell>
          <table:table-cell table:style-name="Table14.A2" office:value-type="string">
            <text:p text:style-name="P14">2.50</text:p>
          </table:table-cell>
          <table:table-cell table:style-name="Table14.A2" office:value-type="string">
            <text:p text:style-name="P14">1.75</text:p>
          </table:table-cell>
          <table:table-cell table:style-name="Table14.A2" office:value-type="string">
            <text:p text:style-name="P14">---</text:p>
          </table:table-cell>
          <table:table-cell table:style-name="Table14.E2" office:value-type="string">
            <text:p text:style-name="P15"/>
          </table:table-cell>
        </table:table-row>
        <table:table-row>
          <table:table-cell table:style-name="Table14.A2" office:value-type="string">
            <text:p text:style-name="P13">- Discounts</text:p>
          </table:table-cell>
          <table:table-cell table:style-name="Table14.A2" office:value-type="string">
            <text:p text:style-name="P14">12.34</text:p>
          </table:table-cell>
          <table:table-cell table:style-name="Table14.A2" office:value-type="string">
            <text:p text:style-name="P14">5.67</text:p>
          </table:table-cell>
          <table:table-cell table:style-name="Table14.A2" office:value-type="string">
            <text:p text:style-name="P14">---</text:p>
          </table:table-cell>
          <table:table-cell table:style-name="Table14.E2" office:value-type="string">
            <text:p text:style-name="P15"/>
          </table:table-cell>
        </table:table-row>
        <table:table-row>
          <table:table-cell table:style-name="Table14.A2" office:value-type="string">
            <text:p text:style-name="P13">- Void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
          </table:table-cell>
        </table:table-row>
        <table:table-row>
          <table:table-cell table:style-name="Table14.A2" office:value-type="string">
            <text:p text:style-name="P13">- Refunds</text:p>
          </table:table-cell>
          <table:table-cell table:style-name="Table14.A2" office:value-type="string">
            <text:p text:style-name="P14">8.00</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
          </table:table-cell>
        </table:table-row>
        <table:table-row>
          <table:table-cell table:style-name="Table14.A2" office:value-type="string">
            <text:p text:style-name="P13">- Over-Ring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
          </table:table-cell>
        </table:table-row>
        <table:table-row>
          <table:table-cell table:style-name="Table14.A2" office:value-type="string">
            <text:p text:style-name="P13">Total</text:p>
          </table:table-cell>
          <table:table-cell table:style-name="Table14.A2" office:value-type="string">
            <text:p text:style-name="P15"/>
          </table:table-cell>
          <table:table-cell table:style-name="Table14.A2" office:value-type="string">
            <text:p text:style-name="P15"/>
          </table:table-cell>
          <table:table-cell table:style-name="Table14.A2" office:value-type="string">
            <text:p text:style-name="P15"/>
          </table:table-cell>
          <table:table-cell table:style-name="Table14.E6" office:value-type="string">
            <text:p text:style-name="P15"/>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Over + or Short -</text:p>
          </table:table-cell>
          <table:table-cell table:style-name="Table14.A2" office:value-type="string">
            <text:p text:style-name="P15"/>
          </table:table-cell>
          <table:table-cell table:style-name="Table14.A2" office:value-type="string">
            <text:p text:style-name="P15"/>
          </table:table-cell>
          <table:table-cell table:style-name="Table14.A2" office:value-type="string">
            <text:p text:style-name="P15"/>
          </table:table-cell>
          <table:table-cell table:style-name="Table14.E6" office:value-type="string">
            <text:p text:style-name="P15"/>
          </table:table-cell>
        </table:table-row>
      </table:table>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08T11:57:16</dc:date>
    <dc:creator>Sean Parsons</dc:creator>
    <meta:editing-duration>PT7H23M38S</meta:editing-duration>
    <meta:editing-cycles>5</meta:editing-cycles>
    <meta:generator>LibreOffice/3.3$Linux LibreOffice_project/330m19$Build-301</meta:generator>
    <meta:document-statistic meta:table-count="5" meta:image-count="0" meta:object-count="81" meta:page-count="20" meta:paragraph-count="997" meta:word-count="2172" meta:character-count="10512"/>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1/content.xml><?xml version="1.0" encoding="utf-8"?>
<math xmlns="http://www.w3.org/1998/Math/MathML">
  <semantics>
    <mfrac>
      <mn>12</mn>
      <mn>1</mn>
    </mfrac>
    <annotation encoding="StarMath 5.0">{12} over {1}</annotation>
  </semantics>
</math>
</file>

<file path=Object 12/content.xml><?xml version="1.0" encoding="utf-8"?>
<math xmlns="http://www.w3.org/1998/Math/MathML">
  <semantics>
    <mfrac>
      <mn>100</mn>
      <mn>1</mn>
    </mfrac>
    <annotation encoding="StarMath 5.0">{100} over {1}</annotation>
  </semantics>
</math>
</file>

<file path=Object 13/content.xml><?xml version="1.0" encoding="utf-8"?>
<math xmlns="http://www.w3.org/1998/Math/MathML">
  <semantics>
    <mfrac>
      <mn>1000</mn>
      <mn>1</mn>
    </mfrac>
    <annotation encoding="StarMath 5.0">{1000} over {1}</annotation>
  </semantics>
</math>
</file>

<file path=Object 14/content.xml><?xml version="1.0" encoding="utf-8"?>
<math xmlns="http://www.w3.org/1998/Math/MathML">
  <semantics>
    <mfrac>
      <mn>3</mn>
      <mn>2</mn>
    </mfrac>
    <annotation encoding="StarMath 5.0">{3} over {2}</annotation>
  </semantics>
</math>
</file>

<file path=Object 15/content.xml><?xml version="1.0" encoding="utf-8"?>
<math xmlns="http://www.w3.org/1998/Math/MathML">
  <semantics>
    <mfrac>
      <mn>4</mn>
      <mn>3</mn>
    </mfrac>
    <annotation encoding="StarMath 5.0">{4} over {3}</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9/content.xml><?xml version="1.0" encoding="utf-8"?>
<math xmlns="http://www.w3.org/1998/Math/MathML">
  <semantics>
    <mfrac>
      <mn>4</mn>
      <mn>2</mn>
    </mfrac>
    <annotation encoding="StarMath 5.0">{4} over {2}</annotation>
  </semantics>
</math>
</file>